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Thumbnails/thumbnail.png" manifest:media-type="image/png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"/>
  <manifest:file-entry manifest:full-path="ObjectReplacements/Object 5" manifest:media-type="application/x-openoffice-gdimetafile;windows_formatname=&quot;GDIMetaFile&quot;"/>
  <manifest:file-entry manifest:full-path="ObjectReplacements/Object 74" manifest:media-type=""/>
  <manifest:file-entry manifest:full-path="ObjectReplacements/Object 6" manifest:media-type="application/x-openoffice-gdimetafile;windows_formatname=&quot;GDIMetaFile&quot;"/>
  <manifest:file-entry manifest:full-path="ObjectReplacements/Object 75" manifest:media-type="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Zar" svg:font-family="BZar, 'Times New Roman'"/>
    <style:font-face style:name="DejaVu Sans2" svg:font-family="'DejaVu Sans'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acstFarsi" svg:font-family="KacstFarsi" style:font-pitch="variable"/>
    <style:font-face style:name="Noto Kufi Arabic" svg:font-family="'Noto Kufi Arabic'" style:font-pitch="variable"/>
    <style:font-face style:name="XB Niloofar" svg:font-family="'XB Niloofar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1c6dc" officeooo:paragraph-rsid="0061c6dc"/>
    </style:style>
    <style:style style:name="P2" style:family="paragraph" style:parent-style-name="Footnote">
      <style:paragraph-properties style:writing-mode="lr-tb"/>
      <style:text-properties officeooo:rsid="00295736" officeooo:paragraph-rsid="00295736"/>
    </style:style>
    <style:style style:name="P3" style:family="paragraph" style:parent-style-name="Footnote">
      <style:text-properties officeooo:rsid="0027568e" officeooo:paragraph-rsid="0027568e"/>
    </style:style>
    <style:style style:name="P4" style:family="paragraph" style:parent-style-name="Footnote">
      <style:text-properties officeooo:rsid="00295251" officeooo:paragraph-rsid="00295251"/>
    </style:style>
    <style:style style:name="P5" style:family="paragraph" style:parent-style-name="Footnote">
      <style:text-properties officeooo:rsid="002b4289" officeooo:paragraph-rsid="002b4289"/>
    </style:style>
    <style:style style:name="P6" style:family="paragraph" style:parent-style-name="Footnote">
      <style:text-properties officeooo:rsid="0057626c" officeooo:paragraph-rsid="0057626c"/>
    </style:style>
    <style:style style:name="P7" style:family="paragraph" style:parent-style-name="Footnote">
      <style:text-properties officeooo:rsid="005922b8" officeooo:paragraph-rsid="005922b8"/>
    </style:style>
    <style:style style:name="P8" style:family="paragraph" style:parent-style-name="Footnote">
      <style:text-properties officeooo:rsid="005ac4b7" officeooo:paragraph-rsid="005ac4b7"/>
    </style:style>
    <style:style style:name="P9" style:family="paragraph" style:parent-style-name="Footnote">
      <style:text-properties officeooo:rsid="005bc4c3" officeooo:paragraph-rsid="005bc4c3"/>
    </style:style>
    <style:style style:name="P10" style:family="paragraph" style:parent-style-name="Footnote">
      <style:text-properties fo:font-weight="normal" style:font-weight-asian="normal" style:font-weight-complex="normal"/>
    </style:style>
    <style:style style:name="P11" style:family="paragraph" style:parent-style-name="Footnote">
      <style:text-properties fo:font-weight="normal" officeooo:rsid="005bc4c3" officeooo:paragraph-rsid="005bc4c3" style:font-weight-asian="normal" style:font-weight-complex="normal"/>
    </style:style>
    <style:style style:name="P12" style:family="paragraph" style:parent-style-name="Footnote">
      <style:text-properties fo:font-weight="normal" officeooo:rsid="005d1429" officeooo:paragraph-rsid="005d1429" style:font-weight-asian="normal" style:font-weight-complex="normal"/>
    </style:style>
    <style:style style:name="P13" style:family="paragraph" style:parent-style-name="Footnote">
      <style:text-properties officeooo:rsid="005d1429" officeooo:paragraph-rsid="005d1429"/>
    </style:style>
    <style:style style:name="P14" style:family="paragraph" style:parent-style-name="Footnote">
      <style:text-properties officeooo:paragraph-rsid="005d1429"/>
    </style:style>
    <style:style style:name="P15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638943" style:font-size-asian="11pt" style:font-name-complex="Noto Kufi Arabic" style:font-size-complex="11pt"/>
    </style:style>
    <style:style style:name="P16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2d28a9" style:font-size-asian="11pt" style:font-name-complex="Noto Kufi Arabic" style:font-size-complex="11pt"/>
    </style:style>
    <style:style style:name="P17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18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664ba2" style:font-size-asian="11pt" style:font-name-complex="Noto Kufi Arabic" style:font-size-complex="11pt"/>
    </style:style>
    <style:style style:name="P19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99d40" style:font-size-asian="11pt" style:font-name-complex="Noto Kufi Arabic" style:font-size-complex="11pt"/>
    </style:style>
    <style:style style:name="P20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470015" style:font-size-asian="11pt" style:font-name-complex="Noto Kufi Arabic" style:font-size-complex="11pt"/>
    </style:style>
    <style:style style:name="P21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416106" style:font-size-asian="11pt" style:font-name-complex="Noto Kufi Arabic" style:font-size-complex="11pt"/>
    </style:style>
    <style:style style:name="P22" style:family="paragraph" style:parent-style-name="Standard" style:list-style-name="L1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23" style:family="paragraph" style:parent-style-name="Standard" style:list-style-name="L2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24" style:family="paragraph" style:parent-style-name="Standard" style:list-style-name="L3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25" style:family="paragraph" style:parent-style-name="Standard">
      <style:paragraph-properties fo:line-height="115%" fo:text-align="end" style:justify-single-word="false" style:writing-mode="rl-tb"/>
      <style:text-properties style:font-name="Noto Kufi Arabic" fo:font-size="11pt" officeooo:paragraph-rsid="0022dfa4" style:font-size-asian="11pt" style:font-name-complex="Noto Kufi Arabic" style:font-size-complex="11pt"/>
    </style:style>
    <style:style style:name="P26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4e3e3" officeooo:paragraph-rsid="0014ac7d" style:font-size-asian="11pt" style:font-name-complex="Noto Kufi Arabic" style:font-size-complex="11pt"/>
    </style:style>
    <style:style style:name="P27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28" style:family="paragraph" style:parent-style-name="Standard" style:list-style-name="L2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29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fo:font-weight="normal" officeooo:rsid="00188360" officeooo:paragraph-rsid="0014ac7d" style:font-size-asian="11pt" style:font-weight-asian="normal" style:font-name-complex="Noto Kufi Arabic" style:font-size-complex="11pt" style:language-complex="fa" style:country-complex="IR" style:font-weight-complex="normal"/>
    </style:style>
    <style:style style:name="P30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a3909" officeooo:paragraph-rsid="0014ac7d" style:font-name-asian="Calibri" style:font-size-asian="11pt" style:font-name-complex="Noto Kufi Arabic" style:font-size-complex="11pt" style:language-complex="fa" style:country-complex="IR"/>
    </style:style>
    <style:style style:name="P31" style:family="paragraph" style:parent-style-name="Standard" style:list-style-name="L3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name-asian="Calibri" style:font-size-asian="11pt" style:font-name-complex="Noto Kufi Arabic" style:font-size-complex="11pt" style:language-complex="fa" style:country-complex="IR"/>
    </style:style>
    <style:style style:name="P32" style:family="paragraph" style:parent-style-name="Standard">
      <style:paragraph-properties fo:line-height="115%" fo:text-align="end" style:justify-single-word="false" style:text-autospace="none" style:writing-mode="lr-tb"/>
      <style:text-properties fo:color="#333333" style:font-name="Noto Kufi Arabic" fo:font-size="11pt" officeooo:rsid="0026496e" officeooo:paragraph-rsid="0014ac7d" style:font-size-asian="11pt" style:font-name-complex="Noto Kufi Arabic" style:font-size-complex="11pt" style:language-complex="fa" style:country-complex="IR"/>
    </style:style>
    <style:style style:name="P33" style:family="paragraph" style:parent-style-name="Standard">
      <style:paragraph-properties fo:line-height="115%" fo:text-align="end" style:justify-single-word="false" style:text-autospace="none" style:writing-mode="lr-tb"/>
      <style:text-properties style:font-name="Noto Kufi Arabic" fo:font-size="11pt" officeooo:paragraph-rsid="00470015" style:font-size-asian="11pt" style:font-name-complex="Noto Kufi Arabic" style:font-size-complex="11pt" style:language-complex="fa" style:country-complex="IR"/>
    </style:style>
    <style:style style:name="P34" style:family="paragraph" style:parent-style-name="Standard">
      <style:paragraph-properties fo:line-height="115%" fo:text-align="end" style:justify-single-word="false" style:text-autospace="none" style:writing-mode="lr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35" style:family="paragraph" style:parent-style-name="Standard">
      <style:paragraph-properties fo:line-height="115%" fo:text-align="end" style:justify-single-word="false" style:text-autospace="none" style:writing-mode="lr-tb"/>
      <style:text-properties style:font-name="Noto Kufi Arabic" fo:font-size="11pt" officeooo:rsid="00188360" officeooo:paragraph-rsid="0014ac7d" style:font-size-asian="11pt" style:font-name-complex="Noto Kufi Arabic" style:font-size-complex="11pt" style:language-complex="fa" style:country-complex="IR"/>
    </style:style>
    <style:style style:name="P36" style:family="paragraph" style:parent-style-name="Standard">
      <style:paragraph-properties fo:line-height="115%" fo:text-align="end" style:justify-single-word="false" style:text-autospace="none" style:writing-mode="lr-tb"/>
      <style:text-properties style:font-name="Noto Kufi Arabic" fo:font-size="11pt" officeooo:rsid="00134a21" officeooo:paragraph-rsid="00470015" style:font-name-asian="Calibri" style:font-size-asian="11pt" style:font-name-complex="Noto Kufi Arabic" style:font-size-complex="11pt" style:language-complex="fa" style:country-complex="IR"/>
    </style:style>
    <style:style style:name="P37" style:family="paragraph" style:parent-style-name="Standard">
      <style:paragraph-properties fo:line-height="115%" fo:text-align="end" style:justify-single-word="false" style:text-autospace="none" style:writing-mode="lr-tb"/>
      <style:text-properties style:font-name="Noto Kufi Arabic" fo:font-size="11pt" officeooo:rsid="0014e3e3" officeooo:paragraph-rsid="0014ac7d" style:font-name-asian="Calibri" style:font-size-asian="11pt" style:font-name-complex="Noto Kufi Arabic" style:font-size-complex="11pt" style:language-complex="fa" style:country-complex="IR"/>
    </style:style>
    <style:style style:name="P38" style:family="paragraph" style:parent-style-name="Standard">
      <style:paragraph-properties fo:line-height="115%" fo:text-align="end" style:justify-single-word="false" style:text-autospace="none" style:writing-mode="lr-tb"/>
      <style:text-properties style:font-name="Noto Kufi Arabic" fo:font-size="11pt" officeooo:paragraph-rsid="0014ac7d" style:font-name-asian="Calibri" style:font-size-asian="11pt" style:font-name-complex="Noto Kufi Arabic" style:font-size-complex="11pt" style:language-complex="fa" style:country-complex="IR"/>
    </style:style>
    <style:style style:name="P39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40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paragraph-rsid="0020ca4f" style:font-size-asian="11pt" style:font-name-complex="Noto Kufi Arabic" style:font-size-complex="11pt"/>
    </style:style>
    <style:style style:name="P41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paragraph-rsid="0025b7d1" style:font-size-asian="11pt" style:font-name-complex="Noto Kufi Arabic" style:font-size-complex="11pt"/>
    </style:style>
    <style:style style:name="P42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rsid="0020ca4f" officeooo:paragraph-rsid="0020ca4f" style:font-size-asian="11pt" style:font-name-complex="Noto Kufi Arabic" style:font-size-complex="11pt"/>
    </style:style>
    <style:style style:name="P43" style:family="paragraph" style:parent-style-name="Text_20_body">
      <style:paragraph-properties fo:line-height="115%" fo:text-align="end" style:justify-single-word="false" style:writing-mode="lr-tb"/>
      <style:text-properties style:font-name="Noto Kufi Arabic" fo:font-size="11pt" officeooo:paragraph-rsid="0020ca4f" style:font-size-asian="11pt" style:font-name-complex="Noto Kufi Arabic" style:font-size-complex="11pt"/>
    </style:style>
    <style:style style:name="P44" style:family="paragraph" style:parent-style-name="Text_20_body">
      <style:paragraph-properties fo:margin-top="0in" fo:margin-bottom="0in" loext:contextual-spacing="false" fo:line-height="115%" fo:text-align="end" style:justify-single-word="false" style:writing-mode="lr-tb"/>
      <style:text-properties style:font-name="Noto Kufi Arabic" fo:font-size="11pt" style:font-size-asian="11pt" style:font-name-complex="Noto Kufi Arabic" style:font-size-complex="11pt"/>
    </style:style>
    <style:style style:name="P45" style:family="paragraph" style:parent-style-name="Heading_20_3">
      <style:paragraph-properties fo:text-align="end" style:justify-single-word="false" style:writing-mode="rl-tb"/>
      <style:text-properties style:font-name="Noto Kufi Arabic" fo:font-size="16pt" fo:font-weight="normal" style:font-size-asian="16pt" style:font-weight-asian="normal" style:font-name-complex="Noto Kufi Arabic" style:font-size-complex="16pt" style:font-weight-complex="normal"/>
    </style:style>
    <style:style style:name="P46" style:family="paragraph" style:parent-style-name="Heading_20_3" style:master-page-name="Standard">
      <style:paragraph-properties fo:text-align="end" style:justify-single-word="false" style:page-number="auto" style:writing-mode="rl-tb"/>
      <style:text-properties style:font-name="Noto Kufi Arabic" fo:font-size="16pt" fo:font-weight="normal" style:font-size-asian="14pt" style:font-weight-asian="normal" style:font-name-complex="Noto Kufi Arabic" style:font-size-complex="16pt" style:font-weight-complex="normal"/>
    </style:style>
    <style:style style:name="P47" style:family="paragraph" style:parent-style-name="Footnote">
      <style:text-properties officeooo:rsid="006f404a" officeooo:paragraph-rsid="006f404a"/>
    </style:style>
    <style:style style:name="P48" style:family="paragraph" style:parent-style-name="Footnote">
      <style:paragraph-properties fo:margin-left="0in" fo:margin-right="0in" fo:text-indent="0in" style:auto-text-indent="false"/>
      <style:text-properties officeooo:rsid="006dcaa7" officeooo:paragraph-rsid="006dcaa7"/>
    </style:style>
    <style:style style:name="P49" style:family="paragraph" style:parent-style-name="Preformatted_20_Text">
      <style:paragraph-properties fo:line-height="115%" fo:text-align="end" style:justify-single-word="false" style:writing-mode="lr-tb"/>
      <style:text-properties style:font-name="Noto Kufi Arabic" fo:font-size="11pt" officeooo:rsid="0014ac7d" style:font-size-asian="11pt" style:font-name-complex="Noto Kufi Arabic" style:font-size-complex="11pt" style:language-complex="fa" style:country-complex="IR"/>
    </style:style>
    <style:style style:name="P50" style:family="paragraph" style:parent-style-name="Heading_20_1">
      <style:paragraph-properties fo:line-height="115%" fo:text-align="end" style:justify-single-word="false" style:writing-mode="lr-tb"/>
      <style:text-properties style:font-name="Noto Kufi Arabic" fo:font-size="11pt" style:font-size-asian="11pt" style:font-name-complex="Noto Kufi Arabic" style:font-size-complex="11pt"/>
    </style:style>
    <style:style style:name="P51" style:family="paragraph" style:parent-style-name="Heading_20_1">
      <style:paragraph-properties fo:line-height="115%" fo:text-align="end" style:justify-single-word="false" style:writing-mode="lr-tb"/>
      <style:text-properties style:font-name="Noto Kufi Arabic" fo:font-size="11pt" officeooo:paragraph-rsid="003e2566" style:font-size-asian="11pt" style:font-name-complex="Noto Kufi Arabic" style:font-size-complex="11pt"/>
    </style:style>
    <style:style style:name="P52" style:family="paragraph" style:parent-style-name="Heading_20_2">
      <style:paragraph-properties fo:line-height="115%" fo:text-align="end" style:justify-single-word="false"/>
      <style:text-properties style:font-name="Noto Kufi Arabic" fo:font-size="11pt" style:font-size-asian="11pt" style:font-name-complex="Noto Kufi Arabic" style:font-size-complex="11pt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09675d" style:language-complex="fa" style:country-complex="IR"/>
    </style:style>
    <style:style style:name="T3" style:family="text">
      <style:text-properties officeooo:rsid="000a9ba1" style:language-complex="fa" style:country-complex="IR"/>
    </style:style>
    <style:style style:name="T4" style:family="text">
      <style:text-properties officeooo:rsid="0014ac7d" style:language-complex="fa" style:country-complex="IR"/>
    </style:style>
    <style:style style:name="T5" style:family="text">
      <style:text-properties officeooo:rsid="00200109" style:language-complex="fa" style:country-complex="IR"/>
    </style:style>
    <style:style style:name="T6" style:family="text">
      <style:text-properties officeooo:rsid="0029971e" style:language-complex="fa" style:country-complex="IR"/>
    </style:style>
    <style:style style:name="T7" style:family="text">
      <style:text-properties officeooo:rsid="002b2af0" style:language-complex="fa" style:country-complex="IR"/>
    </style:style>
    <style:style style:name="T8" style:family="text">
      <style:text-properties officeooo:rsid="000c1eee" style:language-complex="fa" style:country-complex="IR"/>
    </style:style>
    <style:style style:name="T9" style:family="text">
      <style:text-properties officeooo:rsid="000ce591" style:language-complex="fa" style:country-complex="IR"/>
    </style:style>
    <style:style style:name="T10" style:family="text">
      <style:text-properties officeooo:rsid="000d29b0" style:language-complex="fa" style:country-complex="IR"/>
    </style:style>
    <style:style style:name="T11" style:family="text">
      <style:text-properties officeooo:rsid="002dd8d6" style:language-complex="fa" style:country-complex="IR"/>
    </style:style>
    <style:style style:name="T12" style:family="text">
      <style:text-properties officeooo:rsid="00112be0" style:language-complex="fa" style:country-complex="IR"/>
    </style:style>
    <style:style style:name="T13" style:family="text">
      <style:text-properties officeooo:rsid="000ee3dc" style:language-complex="fa" style:country-complex="IR"/>
    </style:style>
    <style:style style:name="T14" style:family="text">
      <style:text-properties officeooo:rsid="001241cc" style:language-complex="fa" style:country-complex="IR"/>
    </style:style>
    <style:style style:name="T15" style:family="text">
      <style:text-properties officeooo:rsid="0015650c" style:language-complex="fa" style:country-complex="IR"/>
    </style:style>
    <style:style style:name="T16" style:family="text">
      <style:text-properties officeooo:rsid="0026a2c7" style:language-complex="fa" style:country-complex="IR"/>
    </style:style>
    <style:style style:name="T17" style:family="text">
      <style:text-properties officeooo:rsid="001a3909" style:language-complex="fa" style:country-complex="IR"/>
    </style:style>
    <style:style style:name="T18" style:family="text">
      <style:text-properties officeooo:rsid="00283146" style:language-complex="fa" style:country-complex="IR"/>
    </style:style>
    <style:style style:name="T19" style:family="text">
      <style:text-properties officeooo:rsid="001ab937" style:language-complex="fa" style:country-complex="IR"/>
    </style:style>
    <style:style style:name="T20" style:family="text">
      <style:text-properties officeooo:rsid="001c45ab" style:language-complex="fa" style:country-complex="IR"/>
    </style:style>
    <style:style style:name="T21" style:family="text">
      <style:text-properties officeooo:rsid="00239559" style:language-complex="fa" style:country-complex="IR"/>
    </style:style>
    <style:style style:name="T22" style:family="text">
      <style:text-properties officeooo:rsid="00254da6" style:language-complex="fa" style:country-complex="IR"/>
    </style:style>
    <style:style style:name="T23" style:family="text">
      <style:text-properties officeooo:rsid="001c9ee4" style:language-complex="fa" style:country-complex="IR"/>
    </style:style>
    <style:style style:name="T24" style:family="text">
      <style:text-properties officeooo:rsid="003278c2" style:language-complex="fa" style:country-complex="IR"/>
    </style:style>
    <style:style style:name="T25" style:family="text">
      <style:text-properties officeooo:rsid="001e58b4" style:language-complex="fa" style:country-complex="IR"/>
    </style:style>
    <style:style style:name="T26" style:family="text">
      <style:text-properties officeooo:rsid="00253273" style:language-complex="fa" style:country-complex="IR"/>
    </style:style>
    <style:style style:name="T27" style:family="text">
      <style:text-properties officeooo:rsid="003bfd9d" style:language-complex="fa" style:country-complex="IR"/>
    </style:style>
    <style:style style:name="T28" style:family="text">
      <style:text-properties officeooo:rsid="004513a8" style:language-complex="fa" style:country-complex="IR"/>
    </style:style>
    <style:style style:name="T29" style:family="text">
      <style:text-properties officeooo:rsid="00470015" style:language-complex="fa" style:country-complex="IR"/>
    </style:style>
    <style:style style:name="T30" style:family="text">
      <style:text-properties officeooo:rsid="004ad4c3" style:language-complex="fa" style:country-complex="IR"/>
    </style:style>
    <style:style style:name="T31" style:family="text">
      <style:text-properties officeooo:rsid="004b6830" style:language-complex="fa" style:country-complex="IR"/>
    </style:style>
    <style:style style:name="T32" style:family="text">
      <style:text-properties officeooo:rsid="005bc4c3" style:language-complex="fa" style:country-complex="IR"/>
    </style:style>
    <style:style style:name="T33" style:family="text">
      <style:text-properties officeooo:rsid="005922b8" style:language-complex="fa" style:country-complex="IR"/>
    </style:style>
    <style:style style:name="T34" style:family="text">
      <style:text-properties officeooo:rsid="00397858" style:language-complex="fa" style:country-complex="IR"/>
    </style:style>
    <style:style style:name="T35" style:family="text">
      <style:text-properties officeooo:rsid="002d28a9" style:language-complex="fa" style:country-complex="IR"/>
    </style:style>
    <style:style style:name="T36" style:family="text">
      <style:text-properties officeooo:rsid="006f404a" style:language-complex="fa" style:country-complex="IR"/>
    </style:style>
    <style:style style:name="T37" style:family="text">
      <style:text-properties style:font-name-asian="BZar" style:language-complex="fa" style:country-complex="IR"/>
    </style:style>
    <style:style style:name="T38" style:family="text">
      <style:text-properties officeooo:rsid="0009675d" style:font-name-asian="BZar" style:language-complex="fa" style:country-complex="IR"/>
    </style:style>
    <style:style style:name="T39" style:family="text">
      <style:text-properties officeooo:rsid="00295736" style:font-name-asian="BZar" style:language-complex="fa" style:country-complex="IR"/>
    </style:style>
    <style:style style:name="T40" style:family="text">
      <style:text-properties officeooo:rsid="000a9ba1" style:font-name-asian="BZar" style:language-complex="fa" style:country-complex="IR"/>
    </style:style>
    <style:style style:name="T41" style:family="text">
      <style:text-properties officeooo:rsid="0014ac7d" style:font-name-asian="BZar" style:language-complex="fa" style:country-complex="IR"/>
    </style:style>
    <style:style style:name="T42" style:family="text">
      <style:text-properties officeooo:rsid="0042e8b5" style:font-name-asian="BZar" style:language-complex="fa" style:country-complex="IR"/>
    </style:style>
    <style:style style:name="T43" style:family="text">
      <style:text-properties officeooo:rsid="006f404a" style:font-name-asian="BZar" style:language-complex="fa" style:country-complex="IR"/>
    </style:style>
    <style:style style:name="T44" style:family="text">
      <style:text-properties fo:font-weight="bold" style:font-weight-asian="bold" style:language-complex="fa" style:country-complex="IR" style:font-weight-complex="bold"/>
    </style:style>
    <style:style style:name="T45" style:family="text">
      <style:text-properties fo:font-weight="bold" officeooo:rsid="000d29b0" style:font-weight-asian="bold" style:language-complex="fa" style:country-complex="IR" style:font-weight-complex="bold"/>
    </style:style>
    <style:style style:name="T46" style:family="text">
      <style:text-properties fo:font-weight="bold" officeooo:rsid="0014e3e3" style:font-weight-asian="bold" style:language-complex="fa" style:country-complex="IR" style:font-weight-complex="bold"/>
    </style:style>
    <style:style style:name="T47" style:family="text">
      <style:text-properties fo:font-weight="bold" officeooo:rsid="001e58b4" style:font-weight-asian="bold" style:language-complex="fa" style:country-complex="IR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22dfa4" style:font-weight-asian="bold" style:font-weight-complex="bold"/>
    </style:style>
    <style:style style:name="T50" style:family="text">
      <style:text-properties fo:font-weight="bold" officeooo:rsid="004e3444" style:font-weight-asian="bold" style:font-weight-complex="bold"/>
    </style:style>
    <style:style style:name="T51" style:family="text">
      <style:text-properties fo:font-weight="bold" style:font-name-asian="Calibri" style:font-weight-asian="bold" style:language-complex="fa" style:country-complex="IR" style:font-weight-complex="bold"/>
    </style:style>
    <style:style style:name="T52" style:family="text">
      <style:text-properties fo:font-weight="bold" officeooo:rsid="002d1d81" style:font-name-asian="Calibri" style:font-weight-asian="bold" style:language-complex="fa" style:country-complex="IR" style:font-weight-complex="bold"/>
    </style:style>
    <style:style style:name="T53" style:family="text">
      <style:text-properties fo:font-weight="bold" officeooo:rsid="001c45ab" style:font-name-asian="Calibri" style:font-weight-asian="bold" style:language-complex="fa" style:country-complex="IR" style:font-weight-complex="bold"/>
    </style:style>
    <style:style style:name="T54" style:family="text">
      <style:text-properties fo:font-weight="bold" officeooo:rsid="004ad4c3" style:font-name-asian="Calibri" style:font-weight-asian="bold" style:language-complex="fa" style:country-complex="IR" style:font-weight-complex="bold"/>
    </style:style>
    <style:style style:name="T55" style:family="text">
      <style:text-properties fo:font-weight="bold" officeooo:rsid="0020ca4f"/>
    </style:style>
    <style:style style:name="T56" style:family="text">
      <style:text-properties style:font-name-asian="Calibri" style:language-complex="fa" style:country-complex="IR"/>
    </style:style>
    <style:style style:name="T57" style:family="text">
      <style:text-properties officeooo:rsid="000a9ba1" style:font-name-asian="Calibri" style:language-complex="fa" style:country-complex="IR"/>
    </style:style>
    <style:style style:name="T58" style:family="text">
      <style:text-properties officeooo:rsid="0014ac7d" style:font-name-asian="Calibri" style:language-complex="fa" style:country-complex="IR"/>
    </style:style>
    <style:style style:name="T59" style:family="text">
      <style:text-properties officeooo:rsid="00200109" style:font-name-asian="Calibri" style:language-complex="fa" style:country-complex="IR"/>
    </style:style>
    <style:style style:name="T60" style:family="text">
      <style:text-properties officeooo:rsid="000c0546" style:font-name-asian="Calibri" style:language-complex="fa" style:country-complex="IR"/>
    </style:style>
    <style:style style:name="T61" style:family="text">
      <style:text-properties officeooo:rsid="002b2af0" style:font-name-asian="Calibri" style:language-complex="fa" style:country-complex="IR"/>
    </style:style>
    <style:style style:name="T62" style:family="text">
      <style:text-properties officeooo:rsid="000c1eee" style:font-name-asian="Calibri" style:language-complex="fa" style:country-complex="IR"/>
    </style:style>
    <style:style style:name="T63" style:family="text">
      <style:text-properties officeooo:rsid="0029971e" style:font-name-asian="Calibri" style:language-complex="fa" style:country-complex="IR"/>
    </style:style>
    <style:style style:name="T64" style:family="text">
      <style:text-properties officeooo:rsid="000d29b0" style:font-name-asian="Calibri" style:language-complex="fa" style:country-complex="IR"/>
    </style:style>
    <style:style style:name="T65" style:family="text">
      <style:text-properties officeooo:rsid="001ab937" style:font-name-asian="Calibri" style:language-complex="fa" style:country-complex="IR"/>
    </style:style>
    <style:style style:name="T66" style:family="text">
      <style:text-properties officeooo:rsid="00112be0" style:font-name-asian="Calibri" style:language-complex="fa" style:country-complex="IR"/>
    </style:style>
    <style:style style:name="T67" style:family="text">
      <style:text-properties officeooo:rsid="001241cc" style:font-name-asian="Calibri" style:language-complex="fa" style:country-complex="IR"/>
    </style:style>
    <style:style style:name="T68" style:family="text">
      <style:text-properties officeooo:rsid="00134a21" style:font-name-asian="Calibri" style:language-complex="fa" style:country-complex="IR"/>
    </style:style>
    <style:style style:name="T69" style:family="text">
      <style:text-properties officeooo:rsid="0015650c" style:font-name-asian="Calibri" style:language-complex="fa" style:country-complex="IR"/>
    </style:style>
    <style:style style:name="T70" style:family="text">
      <style:text-properties officeooo:rsid="001a3909" style:font-name-asian="Calibri" style:language-complex="fa" style:country-complex="IR"/>
    </style:style>
    <style:style style:name="T71" style:family="text">
      <style:text-properties officeooo:rsid="0026a2c7" style:font-name-asian="Calibri" style:language-complex="fa" style:country-complex="IR"/>
    </style:style>
    <style:style style:name="T72" style:family="text">
      <style:text-properties officeooo:rsid="00284617" style:font-name-asian="Calibri" style:language-complex="fa" style:country-complex="IR"/>
    </style:style>
    <style:style style:name="T73" style:family="text">
      <style:text-properties officeooo:rsid="001c45ab" style:font-name-asian="Calibri" style:language-complex="fa" style:country-complex="IR"/>
    </style:style>
    <style:style style:name="T74" style:family="text">
      <style:text-properties officeooo:rsid="001c9ee4" style:font-name-asian="Calibri" style:language-complex="fa" style:country-complex="IR"/>
    </style:style>
    <style:style style:name="T75" style:family="text">
      <style:text-properties officeooo:rsid="0026496e" style:font-name-asian="Calibri" style:language-complex="fa" style:country-complex="IR"/>
    </style:style>
    <style:style style:name="T76" style:family="text">
      <style:text-properties officeooo:rsid="001e58b4" style:font-name-asian="Calibri" style:language-complex="fa" style:country-complex="IR"/>
    </style:style>
    <style:style style:name="T77" style:family="text">
      <style:text-properties officeooo:rsid="00254da6" style:font-name-asian="Calibri" style:language-complex="fa" style:country-complex="IR"/>
    </style:style>
    <style:style style:name="T78" style:family="text">
      <style:text-properties officeooo:rsid="00253273" style:font-name-asian="Calibri" style:language-complex="fa" style:country-complex="IR"/>
    </style:style>
    <style:style style:name="T79" style:family="text">
      <style:text-properties officeooo:rsid="00397858" style:font-name-asian="Calibri" style:language-complex="fa" style:country-complex="IR"/>
    </style:style>
    <style:style style:name="T80" style:family="text">
      <style:text-properties officeooo:rsid="004513a8" style:font-name-asian="Calibri" style:language-complex="fa" style:country-complex="IR"/>
    </style:style>
    <style:style style:name="T81" style:family="text">
      <style:text-properties officeooo:rsid="00470015" style:font-name-asian="Calibri" style:language-complex="fa" style:country-complex="IR"/>
    </style:style>
    <style:style style:name="T82" style:family="text">
      <style:text-properties officeooo:rsid="004ad4c3" style:font-name-asian="Calibri" style:language-complex="fa" style:country-complex="IR"/>
    </style:style>
    <style:style style:name="T83" style:family="text">
      <style:text-properties officeooo:rsid="004d5b90" style:font-name-asian="Calibri" style:language-complex="fa" style:country-complex="IR"/>
    </style:style>
    <style:style style:name="T84" style:family="text">
      <style:text-properties officeooo:rsid="005bc4c3" style:font-name-asian="Calibri" style:language-complex="fa" style:country-complex="IR"/>
    </style:style>
    <style:style style:name="T85" style:family="text">
      <style:text-properties officeooo:rsid="000b27ff" style:font-name-asian="Calibri" style:language-complex="fa" style:country-complex="IR"/>
    </style:style>
    <style:style style:name="T86" style:family="text">
      <style:text-properties fo:font-weight="normal" style:font-weight-asian="normal" style:language-complex="fa" style:country-complex="IR" style:font-weight-complex="normal"/>
    </style:style>
    <style:style style:name="T87" style:family="text">
      <style:text-properties fo:font-weight="normal" officeooo:rsid="00112be0" style:font-weight-asian="normal" style:language-complex="fa" style:country-complex="IR" style:font-weight-complex="normal"/>
    </style:style>
    <style:style style:name="T88" style:family="text">
      <style:text-properties fo:font-weight="normal" officeooo:rsid="001c45ab" style:font-weight-asian="normal" style:language-complex="fa" style:country-complex="IR" style:font-weight-complex="normal"/>
    </style:style>
    <style:style style:name="T89" style:family="text">
      <style:text-properties fo:font-weight="normal" officeooo:rsid="0022a897" style:font-weight-asian="normal" style:language-complex="fa" style:country-complex="IR" style:font-weight-complex="normal"/>
    </style:style>
    <style:style style:name="T90" style:family="text">
      <style:text-properties fo:font-weight="normal" officeooo:rsid="00253273" style:font-weight-asian="normal" style:language-complex="fa" style:country-complex="IR" style:font-weight-complex="normal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5d1429" style:font-weight-asian="normal" style:font-weight-complex="normal"/>
    </style:style>
    <style:style style:name="T93" style:family="text">
      <style:text-properties fo:font-weight="normal" style:font-name-asian="BZar" style:font-weight-asian="normal" style:language-complex="fa" style:country-complex="IR" style:font-weight-complex="normal"/>
    </style:style>
    <style:style style:name="T94" style:family="text">
      <style:text-properties style:font-weight-complex="bold"/>
    </style:style>
    <style:style style:name="T95" style:family="text">
      <style:text-properties officeooo:rsid="0022dfa4"/>
    </style:style>
    <style:style style:name="T96" style:family="text">
      <style:text-properties officeooo:rsid="00253273"/>
    </style:style>
    <style:style style:name="T97" style:family="text">
      <style:text-properties officeooo:rsid="004b6830"/>
    </style:style>
    <style:style style:name="T98" style:family="text">
      <style:text-properties officeooo:rsid="005bc4c3"/>
    </style:style>
    <style:style style:name="T99" style:family="text">
      <style:text-properties style:text-position="sub 58%" officeooo:rsid="005bc4c3"/>
    </style:style>
    <style:style style:name="T100" style:family="text">
      <style:text-properties officeooo:rsid="005d1429"/>
    </style:style>
    <style:style style:name="T101" style:family="text">
      <style:text-properties officeooo:rsid="0020ca4f"/>
    </style:style>
    <style:style style:name="T102" style:family="text">
      <style:text-properties style:text-underline-style="none"/>
    </style:style>
    <style:style style:name="T103" style:family="text">
      <style:text-properties style:text-underline-style="none" fo:font-weight="normal" style:font-weight-asian="normal" style:language-complex="fa" style:country-complex="IR" style:font-weight-complex="normal"/>
    </style:style>
    <style:style style:name="T104" style:family="text">
      <style:text-properties officeooo:rsid="004e3444"/>
    </style:style>
    <style:style style:name="T105" style:family="text">
      <style:text-properties officeooo:rsid="006dcaa7"/>
    </style:style>
    <style:style style:name="T106" style:family="text">
      <style:text-properties officeooo:rsid="006f404a"/>
    </style:style>
    <style:style style:name="T107" style:family="text">
      <style:text-properties officeooo:rsid="00702a2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3">مقدمه</text:h>
      <text:p text:style-name="P15"><text:span text:style-name="T86">ساختمان</text:span><text:span text:style-name="T93"> </text:span><text:span text:style-name="T86">داده</text:span><text:span text:style-name="T86"><text:note text:id="ftn1" text:note-class="footnote"><text:note-citation>1</text:note-citation><text:note-body><text:p text:style-name="P6"><text:span text:style-name="T105">d</text:span>ata <text:span text:style-name="T105">s</text:span>tructure</text:p></text:note-body></text:note></text:span><text:span text:style-name="T86"> </text:span><text:span text:style-name="T103">آرایه</text:span><text:span text:style-name="T86"><text:note text:id="ftn2" text:note-class="footnote"><text:note-citation>2</text:note-citation><text:note-body><text:p text:style-name="P6"><text:span text:style-name="T105">a</text:span>rray</text:p></text:note-body></text:note></text:span><text:span text:style-name="T93"> </text:span><text:span text:style-name="T1">معمولاً</text:span><text:span text:style-name="T37"> </text:span><text:span text:style-name="T1">در </text:span><text:span text:style-name="T2">ب</text:span><text:span text:style-name="T1">یش</text:span><text:span text:style-name="T37"> </text:span><text:span text:style-name="T1">تر</text:span><text:span text:style-name="T37"> </text:span><text:span text:style-name="T1">زبان</text:span><text:span text:style-name="T37"> </text:span><text:span text:style-name="T1">های</text:span><text:span text:style-name="T37"> </text:span><text:span text:style-name="T1">برنامه</text:span><text:span text:style-name="T37"> </text:span><text:span text:style-name="T38">نویسی</text:span><text:span text:style-name="T38"><text:note text:id="ftn0" text:note-class="footnote"><text:note-citation>3</text:note-citation><text:note-body><text:p text:style-name="P47">programming languages</text:p></text:note-body></text:note></text:span><text:span text:style-name="T38"> به صورت </text:span><text:span text:style-name="T1">از</text:span><text:span text:style-name="T37"> </text:span><text:span text:style-name="T1">پیش</text:span><text:span text:style-name="T37"> </text:span><text:span text:style-name="T1">تعریف</text:span><text:span text:style-name="T37"> </text:span><text:span text:style-name="T1">شده</text:span><text:span text:style-name="T1"><text:note text:id="ftn3" text:note-class="footnote"><text:note-citation>4</text:note-citation><text:note-body><text:p text:style-name="P2"><text:span text:style-name="T105">p</text:span>re-defined</text:p></text:note-body></text:note></text:span><text:span text:style-name="T2">، وجود دارد.</text:span><text:span text:style-name="T1"> </text:span><text:span text:style-name="T2">ویژگی بارز آرایه، </text:span><text:span text:style-name="T1">همگن</text:span><text:span text:style-name="T1"><text:note text:id="ftn4" text:note-class="footnote"><text:note-citation>5</text:note-citation><text:note-body><text:p text:style-name="P6"><text:span text:style-name="T105">h</text:span>omogeneous </text:p></text:note-body></text:note></text:span><text:span text:style-name="T37"> </text:span><text:span text:style-name="T38">بودن عناصر</text:span><text:span text:style-name="T38"><text:note text:id="ftn5" text:note-class="footnote"><text:note-citation>6</text:note-citation><text:note-body><text:p text:style-name="P6"><text:span text:style-name="T106">e</text:span>lements</text:p></text:note-body></text:note></text:span><text:span text:style-name="T38"> اش </text:span><text:span text:style-name="T1">است. یعنی</text:span><text:span text:style-name="T37"> </text:span><text:span text:style-name="T38">طول و اندازه</text:span><text:span text:style-name="T38"><text:note text:id="ftn6" text:note-class="footnote"><text:note-citation>7</text:note-citation><text:note-body><text:p text:style-name="P6"><text:span text:style-name="T106">s</text:span>ize</text:p></text:note-body></text:note></text:span><text:span text:style-name="T38"> </text:span><text:span text:style-name="T39">هر کدام از عناصر (</text:span><text:span text:style-name="T38">بر حسب بای</text:span><text:span text:style-name="T40">ت</text:span><text:span text:style-name="T40"><text:note text:id="ftn7" text:note-class="footnote"><text:note-citation>8</text:note-citation><text:note-body><text:p text:style-name="P6"><text:span text:style-name="T106">b</text:span>yte</text:p></text:note-body></text:note></text:span><text:span text:style-name="T39">)</text:span><text:span text:style-name="T40"> </text:span><text:span text:style-name="T39">با هم </text:span><text:span text:style-name="T38">برابر</text:span><text:span text:style-name="T37"> </text:span><text:span text:style-name="T39">هستند. </text:span><text:span text:style-name="T1">مثلاً</text:span><text:span text:style-name="T37"> </text:span><text:span text:style-name="T1">همگی</text:span><text:span text:style-name="T37"> </text:span><text:span text:style-name="T1">عدد</text:span><text:span text:style-name="T37"> </text:span><text:span text:style-name="T1">صحیح</text:span><text:span text:style-name="T1"><text:note text:id="ftn8" text:note-class="footnote"><text:note-citation>9</text:note-citation><text:note-body><text:p text:style-name="P6"><text:span text:style-name="T106">i</text:span>nteger</text:p></text:note-body></text:note></text:span><text:span text:style-name="T37"> </text:span><text:span text:style-name="T40">(به طول</text:span><text:span text:style-name="T42"><draw:frame draw:style-name="fr1" draw:name="Object54" text:anchor-type="as-char" svg:y="-0.1484in" svg:width="0.1626in" svg:height="0.1839in" draw:z-index="53"><draw:object xlink:href="./Object 11" xlink:type="simple" xlink:show="embed" xlink:actuate="onLoad"/><draw:image xlink:href="./ObjectReplacements/Object 11" xlink:type="simple" xlink:show="embed" xlink:actuate="onLoad"/></draw:frame></text:span><text:span text:style-name="T40"> بایت) یا همگی عدد اعشار</text:span><text:span text:style-name="T40"><text:note text:id="ftn9" text:note-class="footnote"><text:note-citation>10</text:note-citation><text:note-body><text:p text:style-name="P6"><text:span text:style-name="T106">f</text:span>loat</text:p></text:note-body></text:note></text:span><text:span text:style-name="T40"> (به طول</text:span><text:span text:style-name="T42"><draw:frame draw:style-name="fr1" draw:name="Object55" text:anchor-type="as-char" svg:y="-0.1484in" svg:width="0.1728in" svg:height="0.1839in" draw:z-index="54"><draw:object xlink:href="./Object 12" xlink:type="simple" xlink:show="embed" xlink:actuate="onLoad"/><draw:image xlink:href="./ObjectReplacements/Object 12" xlink:type="simple" xlink:show="embed" xlink:actuate="onLoad"/></draw:frame></text:span><text:span text:style-name="T40">بایت)</text:span><text:span text:style-name="T37"> </text:span><text:span text:style-name="T40">و … </text:span><text:span text:style-name="T1">هستند. برای</text:span><text:span text:style-name="T37"> </text:span><text:span text:style-name="T1">دسترسی</text:span><text:span text:style-name="T37"> </text:span><text:span text:style-name="T1">به</text:span><text:span text:style-name="T37"> </text:span><text:span text:style-name="T1">عناصر،</text:span><text:span text:style-name="T37"> </text:span><text:span text:style-name="T1">آن</text:span><text:span text:style-name="T37"> </text:span><text:span text:style-name="T1">ها</text:span><text:span text:style-name="T37"> </text:span><text:span text:style-name="T1">را</text:span><text:span text:style-name="T37"> </text:span><text:span text:style-name="T1">اندیس</text:span><text:span text:style-name="T37"> </text:span><text:span text:style-name="T40">گذاری</text:span><text:span text:style-name="T40"><text:note text:id="ftn10" text:note-class="footnote"><text:note-citation>11</text:note-citation><text:note-body><text:p text:style-name="P6"><text:span text:style-name="T106">i</text:span>ndexing</text:p></text:note-body></text:note></text:span><text:span text:style-name="T37"> </text:span><text:span text:style-name="T1">می</text:span><text:span text:style-name="T37"> </text:span><text:span text:style-name="T1">کنند. اندیس</text:span><text:span text:style-name="T37"> </text:span><text:span text:style-name="T1">از </text:span><text:span text:style-name="T36"><draw:frame draw:style-name="fr2" draw:name="Object56" text:anchor-type="as-char" svg:y="-0.1484in" svg:width="0.1661in" svg:height="0.1839in" draw:z-index="55"><draw:object xlink:href="./Object 1" xlink:type="simple" xlink:show="embed" xlink:actuate="onLoad"/><draw:image xlink:href="./ObjectReplacements/Object 1" xlink:type="simple" xlink:show="embed" xlink:actuate="onLoad"/></draw:frame></text:span><text:span text:style-name="T1"> شروع</text:span><text:span text:style-name="T37"> </text:span><text:span text:style-name="T1">می</text:span><text:span text:style-name="T37"> </text:span><text:span text:style-name="T1">شود. اندیس</text:span><text:span text:style-name="T37"> </text:span><text:span text:style-name="T1">عنصر</text:span><text:span text:style-name="T37"> </text:span><text:span text:style-name="T1">اول</text:span><text:span text:style-name="T3">، </text:span><text:span text:style-name="T36"><draw:frame draw:style-name="fr2" draw:name="Object57" text:anchor-type="as-char" svg:y="-0.1484in" svg:width="0.1661in" svg:height="0.1839in" draw:z-index="56"><draw:object xlink:href="./Object 2" xlink:type="simple" xlink:show="embed" xlink:actuate="onLoad"/><draw:image xlink:href="./ObjectReplacements/Object 2" xlink:type="simple" xlink:show="embed" xlink:actuate="onLoad"/></draw:frame></text:span><text:span text:style-name="T3"> است. و </text:span><text:span text:style-name="T1">اندیس</text:span><text:span text:style-name="T37"> </text:span><text:span text:style-name="T40">عنصر دوم، </text:span><text:span text:style-name="T43"><draw:frame draw:style-name="fr2" draw:name="Object58" text:anchor-type="as-char" svg:y="-0.1484in" svg:width="0.1618in" svg:height="0.1839in" draw:z-index="57"><draw:object xlink:href="./Object 3" xlink:type="simple" xlink:show="embed" xlink:actuate="onLoad"/><draw:image xlink:href="./ObjectReplacements/Object 3" xlink:type="simple" xlink:show="embed" xlink:actuate="onLoad"/></draw:frame></text:span><text:span text:style-name="T1"> </text:span><text:span text:style-name="T3">است. و …</text:span></text:p>
      <text:h text:style-name="P45" text:outline-level="3"><text:span text:style-name="T35">نوع داده انتزاعی</text:span><text:span text:style-name="T3"> </text:span><text:span text:style-name="T1">آرایه</text:span></text:h>
      <text:p text:style-name="P16"><text:span text:style-name="T86">داده: </text:span><text:span text:style-name="T1">دنباله</text:span><text:span text:style-name="T1"><text:note text:id="ftn11" text:note-class="footnote"><text:note-citation>12</text:note-citation><text:note-body><text:p text:style-name="P6"><text:span text:style-name="T106">s</text:span>equence</text:p></text:note-body></text:note></text:span><text:span text:style-name="T37"> </text:span><text:span text:style-name="T1">ای</text:span><text:span text:style-name="T37"> </text:span><text:span text:style-name="T1">با</text:span><text:span text:style-name="T37"> </text:span><text:span text:style-name="T1">طول</text:span><text:span text:style-name="T37"> </text:span><text:span text:style-name="T1">ثابت</text:span><text:span text:style-name="T37"> </text:span><text:span text:style-name="T1">(مجموعه</text:span><text:span text:style-name="T37"> </text:span><text:span text:style-name="T1">اندیس</text:span><text:span text:style-name="T56"> </text:span><text:span text:style-name="T57">گذاری </text:span><text:span text:style-name="T1">شده) از عناصر</text:span><text:span text:style-name="T56"> </text:span><text:span text:style-name="T1">که</text:span><text:span text:style-name="T56"> </text:span><text:span text:style-name="T1">همگن</text:span><text:span text:style-name="T56"> </text:span><text:span text:style-name="T1">هست</text:span><text:span text:style-name="T3">ند.</text:span></text:p>
      <text:p text:style-name="P17"><text:span text:style-name="T86">عملیات:</text:span><text:span text:style-name="T1"> دستیابی</text:span><text:span text:style-name="T56"> </text:span><text:span text:style-name="T1">مستقیم</text:span><text:span text:style-name="T56"> </text:span><text:span text:style-name="T1">به</text:span><text:span text:style-name="T56"> </text:span><text:span text:style-name="T1">هر</text:span><text:span text:style-name="T56"> </text:span><text:span text:style-name="T1">عنصر به</text:span><text:span text:style-name="T56"> </text:span><text:span text:style-name="T1">منظور</text:span><text:span text:style-name="T56"> </text:span><text:span text:style-name="T1">بازیابی</text:span><text:span text:style-name="T1"><text:note text:id="ftn12" text:note-class="footnote"><text:note-citation>13</text:note-citation><text:note-body><text:p text:style-name="P7"><text:span text:style-name="T106">r</text:span>etrieve</text:p></text:note-body></text:note></text:span><text:span text:style-name="T56"> </text:span><text:span text:style-name="T1">یا</text:span><text:span text:style-name="T56"> </text:span><text:span text:style-name="T1">ذخیره</text:span><text:span text:style-name="T1"><text:note text:id="ftn13" text:note-class="footnote"><text:note-citation>14</text:note-citation><text:note-body><text:p text:style-name="P7"><text:span text:style-name="T106">s</text:span>ave</text:p></text:note-body></text:note></text:span><text:span text:style-name="T1"> کردن.</text:span></text:p>
      <text:h text:style-name="P45" text:outline-level="3"><text:span text:style-name="T56">دستیابی </text:span><text:span text:style-name="T1">مستقیم</text:span><text:span text:style-name="T1"><text:note text:id="ftn14" text:note-class="footnote"><text:note-citation>15</text:note-citation><text:note-body><text:p text:style-name="P3"><text:span text:style-name="T107">d</text:span>irect <text:span text:style-name="T107">a</text:span>ccess</text:p></text:note-body></text:note></text:span><text:span text:style-name="T56"> </text:span><text:span text:style-name="T1">(تصادفی</text:span><text:span text:style-name="T1"><text:note text:id="ftn15" text:note-class="footnote"><text:note-citation>16</text:note-citation><text:note-body><text:p text:style-name="P3"><text:span text:style-name="T107">r</text:span>andom</text:p></text:note-body></text:note></text:span><text:span text:style-name="T1">)</text:span></text:h>
      <text:p text:style-name="P18"><text:span text:style-name="T1">از آن</text:span><text:span text:style-name="T56"> </text:span><text:span text:style-name="T1">جایی</text:span><text:span text:style-name="T56"> </text:span><text:span text:style-name="T1">که</text:span><text:span text:style-name="T56"> </text:span><text:span text:style-name="T1">عناصر یک</text:span><text:span text:style-name="T56"> </text:span><text:span text:style-name="T63">نوع</text:span><text:span text:style-name="T56"> </text:span><text:span text:style-name="T1">و </text:span><text:span text:style-name="T6">یک اندا</text:span><text:span text:style-name="T33">ز</text:span><text:span text:style-name="T6">ه </text:span><text:span text:style-name="T1">هست</text:span><text:span text:style-name="T3">ند</text:span><text:span text:style-name="T6">،</text:span><text:span text:style-name="T1"> آن</text:span><text:span text:style-name="T56"> </text:span><text:span text:style-name="T1">ها</text:span><text:span text:style-name="T56"> </text:span><text:span text:style-name="T1">را</text:span><text:span text:style-name="T56"> </text:span><text:span text:style-name="T1">در بردار</text:span><text:span text:style-name="T56"> </text:span><text:span text:style-name="T1">پشت</text:span><text:span text:style-name="T56"> </text:span><text:span text:style-name="T1">سر هم</text:span><text:span text:style-name="T56"> </text:span><text:span text:style-name="T57">(آدرس های متوالی در حافظه</text:span><text:span text:style-name="T57"><text:note text:id="ftn16" text:note-class="footnote"><text:note-citation>17</text:note-citation><text:note-body><text:p text:style-name="P7"><text:span text:style-name="T107">m</text:span>emory</text:p></text:note-body></text:note></text:span><text:span text:style-name="T57">) نگه داری می کنند. به منظور د</text:span><text:span text:style-name="T63">س</text:span><text:span text:style-name="T57">تیابی به هر عنصر از فرمول استفاده می شود. </text:span><text:span text:style-name="T1">بنابراین</text:span><text:span text:style-name="T56"> </text:span><text:span text:style-name="T1">زمان</text:span><text:span text:style-name="T56"> </text:span><text:span text:style-name="T1">دستیابی</text:span><text:span text:style-name="T56"> </text:span><text:span text:style-name="T1">به</text:span><text:span text:style-name="T56"> </text:span><text:span text:style-name="T1">هر</text:span><text:span text:style-name="T56"> </text:span><text:span text:style-name="T1">عنصر مساوی</text:span><text:span text:style-name="T56"> </text:span><text:span text:style-name="T1">است</text:span><text:span text:style-name="T56"> </text:span><text:span text:style-name="T1">با</text:span><text:span text:style-name="T56"> </text:span><text:span text:style-name="T1">زمان</text:span><text:span text:style-name="T56"> </text:span><text:span text:style-name="T1">محاسبه</text:span><text:span text:style-name="T56"> </text:span><text:span text:style-name="T1">فرمول. </text:span><text:span text:style-name="T3">به عنوان </text:span><text:span text:style-name="T1">مثال</text:span><text:span text:style-name="T3">،</text:span><text:span text:style-name="T1"> زمان</text:span><text:span text:style-name="T56"> </text:span><text:span text:style-name="T1">دسترسی</text:span><text:span text:style-name="T56"> </text:span><text:span text:style-name="T1">به</text:span><text:span text:style-name="T56"> </text:span><text:span text:style-name="T1">عنصر </text:span><text:span text:style-name="T34"><draw:frame draw:style-name="fr1" draw:name="Object48" text:anchor-type="as-char" svg:y="-0.1484in" svg:width="0.248in" svg:height="0.1846in" draw:z-index="0"><draw:object xlink:href="./Object 56" xlink:type="simple" xlink:show="embed" xlink:actuate="onLoad"/><draw:image xlink:href="./ObjectReplacements/Object 56" xlink:type="simple" xlink:show="embed" xlink:actuate="onLoad"/></draw:frame></text:span><text:span text:style-name="T4"> هزارم</text:span><text:span text:style-name="T3">،</text:span><text:span text:style-name="T58"> </text:span><text:span text:style-name="T85">برابر است</text:span><text:span text:style-name="T58"> </text:span><text:span text:style-name="T4">با</text:span><text:span text:style-name="T58"> </text:span><text:span text:style-name="T4">زمان</text:span><text:span text:style-name="T58"> </text:span><text:span text:style-name="T4">دسترسی</text:span><text:span text:style-name="T58"> </text:span><text:span text:style-name="T4">به</text:span><text:span text:style-name="T58"> </text:span><text:span text:style-name="T4">عنصر </text:span><text:span text:style-name="T34"><draw:frame draw:style-name="fr1" draw:name="Object49" text:anchor-type="as-char" svg:y="-0.1484in" svg:width="0.1646in" svg:height="0.1846in" draw:z-index="1"><draw:object xlink:href="./Object 57" xlink:type="simple" xlink:show="embed" xlink:actuate="onLoad"/><draw:image xlink:href="./ObjectReplacements/Object 57" xlink:type="simple" xlink:show="embed" xlink:actuate="onLoad"/></draw:frame></text:span><text:span text:style-name="T4"> ام.</text:span></text:p>
      <text:p text:style-name="P17"><text:soft-page-break/><text:span text:style-name="T51">دستیابی </text:span><text:span text:style-name="T52">ترتیبی</text:span><text:span text:style-name="T52"><text:note text:id="ftn17" text:note-class="footnote"><text:note-citation>18</text:note-citation><text:note-body><text:p text:style-name="P4">Sequential</text:p></text:note-body></text:note></text:span><text:span text:style-name="T44">:</text:span><text:span text:style-name="T1"> در این</text:span><text:span text:style-name="T56"> </text:span><text:span text:style-name="T1">حالت</text:span><text:span text:style-name="T6">،</text:span><text:span text:style-name="T56"> </text:span><text:span text:style-name="T1">همچون</text:span><text:span text:style-name="T56"> </text:span><text:span text:style-name="T60">نوار </text:span><text:span text:style-name="T1">کاست</text:span><text:span text:style-name="T1"><text:note text:id="ftn18" text:note-class="footnote"><text:note-citation>19</text:note-citation><text:note-body><text:p text:style-name="P7">Cassette Tape</text:p></text:note-body></text:note></text:span><text:span text:style-name="T56"> </text:span><text:span text:style-name="T61">(که برای رسیدن به رکورد</text:span><text:span text:style-name="T61"><text:note text:id="ftn19" text:note-class="footnote"><text:note-citation>20</text:note-citation><text:note-body><text:p text:style-name="P7">Track</text:p></text:note-body></text:note></text:span><text:span text:style-name="T61"> </text:span><text:span text:style-name="T79"><draw:frame draw:style-name="fr1" draw:name="Object38" text:anchor-type="as-char" svg:y="-0.1484in" svg:width="0.1661in" svg:height="0.1846in" draw:z-index="2"><draw:object xlink:href="./Object 58" xlink:type="simple" xlink:show="embed" xlink:actuate="onLoad"/><draw:image xlink:href="./ObjectReplacements/Object 58" xlink:type="simple" xlink:show="embed" xlink:actuate="onLoad"/></draw:frame></text:span><text:span text:style-name="T61"> ام، تمامی رکورد های قبلی باید رد شود.) </text:span><text:span text:style-name="T1">برای</text:span><text:span text:style-name="T56"> </text:span><text:span text:style-name="T1">دسترسی</text:span><text:span text:style-name="T56"> </text:span><text:span text:style-name="T1">به</text:span><text:span text:style-name="T56"> </text:span><text:span text:style-name="T1">عنصر </text:span><text:span text:style-name="T28"><draw:frame draw:style-name="fr1" draw:name="Object36" text:anchor-type="as-char" svg:y="-0.1484in" svg:width="0.1661in" svg:height="0.1839in" draw:z-index="3"><draw:object xlink:href="./Object 53" xlink:type="simple" xlink:show="embed" xlink:actuate="onLoad"/><draw:image xlink:href="./ObjectReplacements/Object 53" xlink:type="simple" xlink:show="embed" xlink:actuate="onLoad"/></draw:frame></text:span><text:span text:style-name="T56"> </text:span><text:span text:style-name="T1">ام</text:span><text:span text:style-name="T27">،</text:span><text:span text:style-name="T56"> </text:span><text:span text:style-name="T1">تمامی</text:span><text:span text:style-name="T56"> </text:span><text:span text:style-name="T1">عناصر قبل</text:span><text:span text:style-name="T56"> </text:span><text:span text:style-name="T1">از آن</text:span><text:span text:style-name="T56"> </text:span><text:span text:style-name="T1">باید</text:span><text:span text:style-name="T56"> </text:span><text:span text:style-name="T1">ملاقات</text:span><text:span text:style-name="T1"><text:note text:id="ftn20" text:note-class="footnote"><text:note-citation>21</text:note-citation><text:note-body><text:p text:style-name="P7">Visit</text:p></text:note-body></text:note></text:span><text:span text:style-name="T56"> </text:span><text:span text:style-name="T1">شود. </text:span><text:span text:style-name="T6">هر عنصر</text:span><text:span text:style-name="T27">،</text:span><text:span text:style-name="T6"> آدرس عنصر بعدی</text:span><text:span text:style-name="T6"><text:note text:id="ftn21" text:note-class="footnote"><text:note-citation>22</text:note-citation><text:note-body><text:p text:style-name="P8">Next Address</text:p></text:note-body></text:note></text:span><text:span text:style-name="T6"> را نیز در خود نگه داری می کند. به هر کدام از این عناصر که علاوه بر داده</text:span><text:span text:style-name="T7">،</text:span><text:span text:style-name="T6"> آدرس عنصر بعدی را نیز نگه داری می کنند، گره</text:span><text:span text:style-name="T6"><text:note text:id="ftn22" text:note-class="footnote"><text:note-citation>23</text:note-citation><text:note-body><text:p text:style-name="P7">Node</text:p></text:note-body></text:note></text:span><text:span text:style-name="T6"> گفته می شود. برای رسیدن به </text:span><text:span text:style-name="T7">گره</text:span><text:span text:style-name="T6"> </text:span><text:span text:style-name="T28"><draw:frame draw:style-name="fr1" draw:name="Object35" text:anchor-type="as-char" svg:y="-0.1484in" svg:width="0.1661in" svg:height="0.1839in" draw:z-index="4"><draw:object xlink:href="./Object 54" xlink:type="simple" xlink:show="embed" xlink:actuate="onLoad"/><draw:image xlink:href="./ObjectReplacements/Object 54" xlink:type="simple" xlink:show="embed" xlink:actuate="onLoad"/></draw:frame></text:span><text:span text:style-name="T6"> ام، از </text:span><text:span text:style-name="T7">گره</text:span><text:span text:style-name="T6"> اول شروع می کنیم. از </text:span><text:span text:style-name="T7">گره</text:span><text:span text:style-name="T6"> اول می پرسیم، آدرس </text:span><text:span text:style-name="T7">گره</text:span><text:span text:style-name="T6"> دوم چیست. سپس به سراغ </text:span><text:span text:style-name="T7">گره</text:span><text:span text:style-name="T6"> دوم می رویم. از </text:span><text:span text:style-name="T7">گره</text:span><text:span text:style-name="T6"> دوم می پرسیم، آدرس </text:span><text:span text:style-name="T7">گره</text:span><text:span text:style-name="T6"> سوم چیست. … این روند تا رسیدن به </text:span><text:span text:style-name="T7">گره</text:span><text:span text:style-name="T6"> </text:span><text:span text:style-name="T28"><draw:frame draw:style-name="fr1" draw:name="Object37" text:anchor-type="as-char" svg:y="-0.1484in" svg:width="0.1661in" svg:height="0.1839in" draw:z-index="5"><draw:object xlink:href="./Object 55" xlink:type="simple" xlink:show="embed" xlink:actuate="onLoad"/><draw:image xlink:href="./ObjectReplacements/Object 55" xlink:type="simple" xlink:show="embed" xlink:actuate="onLoad"/></draw:frame></text:span><text:span text:style-name="T6"> ام ادامه دارد. هر کدام از </text:span><text:span text:style-name="T7">گره‌ها (</text:span><text:span text:style-name="T6">برخلاف عناصر آرایه که پشت سر هم در حافظه قرار می گیرند.</text:span><text:span text:style-name="T7">) </text:span><text:span text:style-name="T6">در </text:span><text:span text:style-name="T26">هر </text:span><text:span text:style-name="T6">محل</text:span><text:span text:style-name="T26">ی</text:span><text:span text:style-name="T6"> </text:span><text:span text:style-name="T26">از</text:span><text:span text:style-name="T6"> حافظه </text:span><text:span text:style-name="T26">می‌توانند </text:span><text:span text:style-name="T6">قرار </text:span><text:span text:style-name="T26">داشته باشند.</text:span><text:span text:style-name="T6"> نوع داده</text:span><text:span text:style-name="T6"><text:note text:id="ftn23" text:note-class="footnote"><text:note-citation>24</text:note-citation><text:note-body><text:p text:style-name="P7">Data-Type</text:p></text:note-body></text:note></text:span><text:span text:style-name="T6"> هر کدام از این </text:span><text:span text:style-name="T7">گره</text:span><text:span text:style-name="T6"> ها می‌تواند متفاوت باشد. بنابراین طول و اندازه هر کدام از این </text:span><text:span text:style-name="T7">گره ها</text:span><text:span text:style-name="T6"> متفاوت است. </text:span><text:span text:style-name="T1">در </text:span><text:span text:style-name="T8">پیاده‌سازی </text:span><text:span text:style-name="T1">لیست</text:span><text:span text:style-name="T56"> </text:span><text:span text:style-name="T1">های</text:span><text:span text:style-name="T56"> </text:span><text:span text:style-name="T1">پیوندی</text:span><text:span text:style-name="T1"><text:note text:id="ftn24" text:note-class="footnote"><text:note-citation>25</text:note-citation><text:note-body><text:p text:style-name="P7">Linked List</text:p></text:note-body></text:note></text:span><text:span text:style-name="T8">،</text:span><text:span text:style-name="T56"> </text:span><text:span text:style-name="T62">از این روش </text:span><text:span text:style-name="T63">(دستیابی ترتیبی</text:span><text:span text:style-name="T63"><text:note text:id="ftn25" text:note-class="footnote"><text:note-citation>26</text:note-citation><text:note-body><text:p text:style-name="P7">Ordered Access</text:p></text:note-body></text:note></text:span><text:span text:style-name="T63">) </text:span><text:span text:style-name="T62">استفاده می شود</text:span><text:span text:style-name="T1">. </text:span><text:span text:style-name="T6">پیدا کردن </text:span><text:span text:style-name="T7">گره</text:span><text:span text:style-name="T6"> بعدی به این روش در مقایسه با روش مستقیم، بسیار زمان بر خواهد بود. </text:span><text:span text:style-name="T9">ب</text:span><text:span text:style-name="T6">نابراین،</text:span><text:span text:style-name="T56"> </text:span><text:span text:style-name="T1">سرعت</text:span><text:span text:style-name="T56"> </text:span><text:span text:style-name="T1">اجرای</text:span><text:span text:style-name="T56"> </text:span><text:span text:style-name="T1">برنامه پایین</text:span><text:span text:style-name="T56"> </text:span><text:span text:style-name="T1">می</text:span><text:span text:style-name="T56"> </text:span><text:span text:style-name="T1">آید.</text:span></text:p>
      <text:p text:style-name="P17"><text:span text:style-name="T44">مزیت</text:span><text:span text:style-name="T51"> </text:span><text:span text:style-name="T44">آرایه</text:span><text:span text:style-name="T1">: سرعت</text:span><text:span text:style-name="T56"> </text:span><text:span text:style-name="T1">دسترسی</text:span><text:span text:style-name="T56"> </text:span><text:span text:style-name="T1">بالا</text:span><text:span text:style-name="T56"> </text:span><text:span text:style-name="T1">به</text:span><text:span text:style-name="T56"> </text:span><text:span text:style-name="T1">عناصر</text:span><text:span text:style-name="T56"> </text:span><text:span text:style-name="T64">که منجر به </text:span><text:span text:style-name="T1">کاهش</text:span><text:span text:style-name="T56"> </text:span><text:span text:style-name="T1">زمان</text:span><text:span text:style-name="T56"> </text:span><text:span text:style-name="T1">اجرا</text:span><text:span text:style-name="T1"><text:note text:id="ftn26" text:note-class="footnote"><text:note-citation>27</text:note-citation><text:note-body><text:p text:style-name="P8">Run-Time</text:p></text:note-body></text:note></text:span><text:span text:style-name="T56"> </text:span><text:span text:style-name="T1">برنامه </text:span><text:span text:style-name="T10">می شود</text:span><text:span text:style-name="T1">.</text:span></text:p>
      <text:p text:style-name="P17"><text:span text:style-name="T44">معایب</text:span><text:span text:style-name="T51"> </text:span><text:span text:style-name="T44">آرایه</text:span><text:span text:style-name="T1">: همه</text:span><text:span text:style-name="T56"> </text:span><text:span text:style-name="T1">عناصر باید</text:span><text:span text:style-name="T56"> </text:span><text:span text:style-name="T1">همگن</text:span><text:span text:style-name="T56"> </text:span><text:span text:style-name="T64">(یک نوع</text:span><text:span text:style-name="T56"> </text:span><text:span text:style-name="T64">و یک اندازه) </text:span><text:span text:style-name="T1">باشند.</text:span></text:p>
      <text:h text:style-name="P51" text:outline-level="1">Array Dimensions (Shapes)</text:h>
      <text:p text:style-name="P17"><text:span text:style-name="T44">آرایه</text:span><text:span text:style-name="T51"> </text:span><text:span text:style-name="T44">چندین</text:span><text:span text:style-name="T51"> </text:span><text:span text:style-name="T44">بعدی</text:span><text:span text:style-name="T51">: </text:span><text:span text:style-name="T1">آرایه</text:span><text:span text:style-name="T56"> </text:span><text:span text:style-name="T1">ها</text:span><text:span text:style-name="T56"> </text:span><text:span text:style-name="T78">را </text:span><text:span text:style-name="T1">به</text:span><text:span text:style-name="T56"> </text:span><text:span text:style-name="T80"><draw:frame draw:style-name="fr1" draw:name="Object39" text:anchor-type="as-char" svg:y="-0.1484in" svg:width="0.1646in" svg:height="0.1839in" draw:z-index="6"><draw:object xlink:href="./Object 59" xlink:type="simple" xlink:show="embed" xlink:actuate="onLoad"/><draw:image xlink:href="./ObjectReplacements/Object 59" xlink:type="simple" xlink:show="embed" xlink:actuate="onLoad"/></draw:frame></text:span><text:span text:style-name="T1"> دسته:</text:span></text:p>
      <text:list xml:id="list5468244964134306587" text:style-name="L1">
        <text:list-item>
          <text:p text:style-name="P22"><text:span text:style-name="T1">تک</text:span><text:span text:style-name="T56"> </text:span><text:span text:style-name="T1">بعدی</text:span><text:span text:style-name="T56"> </text:span><text:span text:style-name="T1">(بردار</text:span><text:span text:style-name="T1"><text:note text:id="ftn27" text:note-class="footnote"><text:note-citation>28</text:note-citation><text:note-body><text:p text:style-name="P9">Vector</text:p></text:note-body></text:note></text:span><text:span text:style-name="T1">)</text:span></text:p>
        </text:list-item>
        <text:list-item>
          <text:p text:style-name="P22"><text:span text:style-name="T10">دو</text:span><text:span text:style-name="T1"> بعدی</text:span><text:span text:style-name="T56"> </text:span><text:span text:style-name="T64">(ماتریس</text:span><text:span text:style-name="T64"><text:note text:id="ftn28" text:note-class="footnote"><text:note-citation>29</text:note-citation><text:note-body><text:p text:style-name="P9">Matrix</text:p></text:note-body></text:note></text:span><text:span text:style-name="T64">)</text:span></text:p>
        </text:list-item>
        <text:list-item>
          <text:p text:style-name="P22"><text:span text:style-name="T28"><draw:frame draw:style-name="fr1" draw:name="Object40" text:anchor-type="as-char" svg:y="-0.1484in" svg:width="0.1661in" svg:height="0.1839in" draw:z-index="7"><draw:object xlink:href="./Object 60" xlink:type="simple" xlink:show="embed" xlink:actuate="onLoad"/><draw:image xlink:href="./ObjectReplacements/Object 60" xlink:type="simple" xlink:show="embed" xlink:actuate="onLoad"/></draw:frame></text:span><text:span text:style-name="T10"> </text:span><text:span text:style-name="T1">بعدی</text:span></text:p>
        </text:list-item>
      </text:list>
      <text:p text:style-name="P17"><text:soft-page-break/><text:span text:style-name="T1">می</text:span><text:span text:style-name="T56"> </text:span><text:span text:style-name="T1">توان</text:span><text:span text:style-name="T56"> </text:span><text:span text:style-name="T1">تقسیم</text:span><text:span text:style-name="T56"> </text:span><text:span text:style-name="T1">بندی</text:span><text:span text:style-name="T56"> </text:span><text:span text:style-name="T1">کرد. منظور</text:span><text:span text:style-name="T56"> </text:span><text:span text:style-name="T1">از</text:span><text:span text:style-name="T56"> </text:span><text:span text:style-name="T1">بعد</text:span><text:span text:style-name="T1"><text:note text:id="ftn29" text:note-class="footnote"><text:note-citation>30</text:note-citation><text:note-body><text:p text:style-name="P5">Dimension</text:p></text:note-body></text:note></text:span><text:span text:style-name="T1">، ویژگی</text:span><text:span text:style-name="T1"><text:note text:id="ftn30" text:note-class="footnote"><text:note-citation>31</text:note-citation><text:note-body><text:p text:style-name="P9">Feature</text:p></text:note-body></text:note></text:span><text:span text:style-name="T56"> </text:span><text:span text:style-name="T1">عناصر است.</text:span><text:span text:style-name="T56"> </text:span><text:span text:style-name="T64">مثلاً</text:span><text:span text:style-name="T56"> </text:span><text:span text:style-name="T1">ماتریس</text:span><text:span text:style-name="T56"> </text:span><text:span text:style-name="T80"><draw:frame draw:style-name="fr1" draw:name="Object41" text:anchor-type="as-char" svg:y="-0.1484in" svg:width="0.1646in" svg:height="0.1839in" draw:z-index="8"><draw:object xlink:href="./Object 61" xlink:type="simple" xlink:show="embed" xlink:actuate="onLoad"/><draw:image xlink:href="./ObjectReplacements/Object 61" xlink:type="simple" xlink:show="embed" xlink:actuate="onLoad"/></draw:frame></text:span><text:span text:style-name="T56"> </text:span><text:span text:style-name="T1">بعدی</text:span><text:span text:style-name="T56"> </text:span><text:span text:style-name="T56"><draw:frame draw:style-name="fr1" draw:name="Object42" text:anchor-type="as-char" svg:y="-0.152in" svg:width="1.0701in" svg:height="0.1992in" draw:z-index="9"><draw:object xlink:href="./Object 62" xlink:type="simple" xlink:show="embed" xlink:actuate="onLoad"/><draw:image xlink:href="./ObjectReplacements/Object 62" xlink:type="simple" xlink:show="embed" xlink:actuate="onLoad"/></draw:frame></text:span><text:span text:style-name="T1"> در پردازش</text:span><text:span text:style-name="T56"> </text:span><text:span text:style-name="T1">تصویر</text:span><text:span text:style-name="T1"><text:note text:id="ftn31" text:note-class="footnote"><text:note-citation>32</text:note-citation><text:note-body><text:p text:style-name="P9">Image Processing</text:p></text:note-body></text:note></text:span><text:span text:style-name="T56"> </text:span><text:span text:style-name="T1">برای</text:span><text:span text:style-name="T56"> </text:span><text:span text:style-name="T1">م</text:span><text:span text:style-name="T10">شخص</text:span><text:span text:style-name="T56"> </text:span><text:span text:style-name="T1">کردن</text:span><text:span text:style-name="T56"> </text:span><text:span text:style-name="T1">رنگ‌ های </text:span><text:span text:style-name="T10">(قرمز، سبز، آبی</text:span><text:span text:style-name="T10"><text:note text:id="ftn32" text:note-class="footnote"><text:note-citation>33</text:note-citation><text:note-body><text:p text:style-name="P5">(B,G,R) for computer graphic</text:p></text:note-body></text:note></text:span><text:span text:style-name="T10">)</text:span><text:span text:style-name="T56"> </text:span><text:span text:style-name="T1">یک</text:span><text:span text:style-name="T56"> </text:span><text:span text:style-name="T64">پیکسل</text:span><text:span text:style-name="T64"><text:note text:id="ftn33" text:note-class="footnote"><text:note-citation>34</text:note-citation><text:note-body><text:p text:style-name="P5">Pixel</text:p></text:note-body></text:note></text:span><text:span text:style-name="T64"> که از ویژگی آن نقطه در صفحه نمایش است،</text:span><text:span text:style-name="T56"> </text:span><text:span text:style-name="T1">استفاده</text:span><text:span text:style-name="T56"> </text:span><text:span text:style-name="T1">می</text:span><text:span text:style-name="T56"> </text:span><text:span text:style-name="T1">شود. </text:span><text:span text:style-name="T11">به هر حال</text:span><text:span text:style-name="T10">،</text:span><text:span text:style-name="T56"> </text:span><text:span text:style-name="T1">می</text:span><text:span text:style-name="T56"> </text:span><text:span text:style-name="T1">توان</text:span><text:span text:style-name="T56"> </text:span><text:span text:style-name="T1">با</text:span><text:span text:style-name="T56"> </text:span><text:span text:style-name="T1">نرم</text:span><text:span text:style-name="T56"> </text:span><text:span text:style-name="T1">افزار</text:span><text:span text:style-name="T56"> </text:span><text:span text:style-name="T1">هایی</text:span><text:span text:style-name="T56"> </text:span><text:span text:style-name="T1">همچون</text:span><text:span text:style-name="T56"> </text:span><text:span text:style-name="T64">متلب</text:span><text:span text:style-name="T64"><text:note text:id="ftn34" text:note-class="footnote"><text:note-citation>35</text:note-citation><text:note-body><text:p text:style-name="P5">MATLAB</text:p></text:note-body></text:note></text:span><text:span text:style-name="T64">،</text:span><text:span text:style-name="T56"> </text:span><text:span text:style-name="T1">شکل</text:span><text:span text:style-name="T10">ی</text:span><text:span text:style-name="T56"> </text:span><text:span text:style-name="T1">هندسی</text:span><text:span text:style-name="T56"> </text:span><text:span text:style-name="T1">از</text:span><text:span text:style-name="T56"> </text:span><text:span text:style-name="T64">آرایه های </text:span><text:span text:style-name="T1">چند</text:span><text:span text:style-name="T10">ین</text:span><text:span text:style-name="T56"> </text:span><text:span text:style-name="T1">بعدی</text:span><text:span text:style-name="T56"> </text:span><text:span text:style-name="T1">ترسیم</text:span><text:span text:style-name="T56"> </text:span><text:span text:style-name="T1">کرد.</text:span><text:span text:style-name="T56"> </text:span><text:span text:style-name="T64">ولی نمایش آن‌ها به صورت هندسی که خیلی هم </text:span><text:span text:style-name="T65">پ</text:span><text:span text:style-name="T64">یچیده می شود، صرفاً برای به رخ کشیدن قابلیت‌ های این‌ جور نرم‌ افزار </text:span><text:span text:style-name="T65">ها</text:span><text:span text:style-name="T64">ست. و به فهم و د</text:span><text:span text:style-name="T65">ر</text:span><text:span text:style-name="T64">ک ارتباط داده‌ها کمک</text:span><text:span text:style-name="T56"> </text:span><text:span text:style-name="T1">زیادی</text:span><text:span text:style-name="T56"> </text:span><text:span text:style-name="T64">نمی کند.</text:span></text:p>
      <text:p text:style-name="P17"><text:span text:style-name="T1">در ادامه</text:span><text:span text:style-name="T10">،</text:span><text:span text:style-name="T56"> </text:span><text:span text:style-name="T1">فرمول</text:span><text:span text:style-name="T56"> </text:span><text:span text:style-name="T1">دسترسی</text:span><text:span text:style-name="T56"> </text:span><text:span text:style-name="T1">به</text:span><text:span text:style-name="T56"> </text:span><text:span text:style-name="T1">عناصر</text:span><text:span text:style-name="T56"> </text:span><text:span text:style-name="T1">در بردار</text:span><text:span text:style-name="T10">،</text:span><text:span text:style-name="T56"> </text:span><text:span text:style-name="T1">ماتریس </text:span><text:span text:style-name="T10">و آرایه </text:span><text:span text:style-name="T29"><draw:frame draw:style-name="fr1" draw:name="Object43" text:anchor-type="as-char" svg:y="-0.1484in" svg:width="0.1661in" svg:height="0.1839in" draw:z-index="10"><draw:object xlink:href="./Object 63" xlink:type="simple" xlink:show="embed" xlink:actuate="onLoad"/><draw:image xlink:href="./ObjectReplacements/Object 63" xlink:type="simple" xlink:show="embed" xlink:actuate="onLoad"/></draw:frame></text:span><text:span text:style-name="T10"> بعدی را،</text:span><text:span text:style-name="T56"> </text:span><text:span text:style-name="T1">بررسی</text:span><text:span text:style-name="T56"> </text:span><text:span text:style-name="T1">می</text:span><text:span text:style-name="T56"> </text:span><text:span text:style-name="T1">کنیم.</text:span></text:p>
      <text:p text:style-name="P19"><text:span text:style-name="T44">دسترسی</text:span><text:span text:style-name="T51"> </text:span><text:span text:style-name="T44">به</text:span><text:span text:style-name="T51"> </text:span><text:span text:style-name="T44">عناصر</text:span><text:span text:style-name="T51"> </text:span><text:span text:style-name="T44">آرا</text:span><text:span text:style-name="T45">ی</text:span><text:span text:style-name="T44">ه</text:span><text:span text:style-name="T51"> </text:span><text:span text:style-name="T44">تک</text:span><text:span text:style-name="T51"> </text:span><text:span text:style-name="T44">بعدی</text:span><text:span text:style-name="T51"> </text:span><text:span text:style-name="T44">(بردار</text:span><text:span text:style-name="T51"> </text:span><text:span text:style-name="T44">):</text:span><text:span text:style-name="T86"> </text:span><text:span text:style-name="T87">شکل </text:span><text:span text:style-name="T90">زیر، </text:span><text:span text:style-name="T87">یک بردار و طرز قرار گیری چند عنصر و اندیس آن‌ها (که از صفر شروع می شود.) را نمایش می دهد.</text:span></text:p>
      <text:p text:style-name="P20"><text:span text:style-name="T1">به</text:span><text:span text:style-name="T56"> </text:span><text:span text:style-name="T66">طور کلی، به </text:span><text:span text:style-name="T1">منظور دسترسی</text:span><text:span text:style-name="T56"> </text:span><text:span text:style-name="T1">به</text:span><text:span text:style-name="T56"> </text:span><text:span text:style-name="T1">عناصر</text:span><text:span text:style-name="T56"> </text:span><text:span text:style-name="T66">یک </text:span><text:span text:style-name="T1">آرایه</text:span><text:span text:style-name="T56"> </text:span><text:span text:style-name="T1">تک</text:span><text:span text:style-name="T56"> </text:span><text:span text:style-name="T1">بعدی</text:span><text:span text:style-name="T12">،</text:span><text:span text:style-name="T13"> </text:span><text:span text:style-name="T1">ازفرمول</text:span><text:span text:style-name="T56"> </text:span><text:span text:style-name="T1">زیر استفاده</text:span><text:span text:style-name="T56"> </text:span><text:span text:style-name="T1">می کن</text:span><text:span text:style-name="T13">ی</text:span><text:span text:style-name="T1">م.</text:span></text:p>
      <text:p text:style-name="P33"><draw:frame draw:style-name="fr1" draw:name="Object44" text:anchor-type="as-char" svg:y="-0.152in" svg:width="2.3862in" svg:height="0.2008in" draw:z-index="11"><draw:object xlink:href="./Object 64" xlink:type="simple" xlink:show="embed" xlink:actuate="onLoad"/><draw:image xlink:href="./ObjectReplacements/Object 64" xlink:type="simple" xlink:show="embed" xlink:actuate="onLoad"/></draw:frame></text:p>
      <text:p text:style-name="P21"><text:span text:style-name="T14">از رابطه فوق برای یافتن آدرس عنصر </text:span><text:span text:style-name="T29"><draw:frame draw:style-name="fr1" draw:name="Object1" text:anchor-type="as-char" svg:y="-0.1484in" svg:width="0.1283in" svg:height="0.1839in" draw:z-index="12"><draw:object xlink:href="./Object 65" xlink:type="simple" xlink:show="embed" xlink:actuate="onLoad"/><draw:image xlink:href="./ObjectReplacements/Object 65" xlink:type="simple" xlink:show="embed" xlink:actuate="onLoad"/></draw:frame></text:span><text:span text:style-name="T14"> ام از آرایه </text:span><text:span text:style-name="T29"><draw:frame draw:style-name="fr1" draw:name="Object2" text:anchor-type="as-char" svg:y="-0.1484in" svg:width="0.1681in" svg:height="0.1839in" draw:z-index="13"><draw:object xlink:href="./Object 66" xlink:type="simple" xlink:show="embed" xlink:actuate="onLoad"/><draw:image xlink:href="./ObjectReplacements/Object 66" xlink:type="simple" xlink:show="embed" xlink:actuate="onLoad"/></draw:frame></text:span><text:span text:style-name="T14"> که آدرس اولین عنصر آن (آدرس شروع </text:span><text:span text:style-name="T1">آرایه</text:span><text:span text:style-name="T14">)،</text:span><text:span text:style-name="T56"> </text:span><text:span text:style-name="T67"><draw:frame draw:style-name="fr1" draw:name="Object3" text:anchor-type="as-char" svg:y="-0.152in" svg:width="0.6165in" svg:height="0.1992in" draw:z-index="14"><draw:object xlink:href="./Object 67" xlink:type="simple" xlink:show="embed" xlink:actuate="onLoad"/><draw:image xlink:href="./ObjectReplacements/Object 67" xlink:type="simple" xlink:show="embed" xlink:actuate="onLoad"/></draw:frame></text:span><text:span text:style-name="T56"> </text:span><text:span text:style-name="T1">است</text:span><text:span text:style-name="T67">، استفاده می شود. اندازه </text:span><text:span text:style-name="T68"><draw:frame draw:style-name="fr1" draw:name="Object45" text:anchor-type="as-char" svg:y="-0.1484in" svg:width="0.3654in" svg:height="0.1839in" draw:z-index="15"><draw:object xlink:href="./Object 68" xlink:type="simple" xlink:show="embed" xlink:actuate="onLoad"/><draw:image xlink:href="./ObjectReplacements/Object 68" xlink:type="simple" xlink:show="embed" xlink:actuate="onLoad"/></draw:frame></text:span><text:span text:style-name="T67"> عناصر همگن، بر حسب بایت است.</text:span></text:p>
      <text:p text:style-name="P17"><text:span text:style-name="T1">شکل</text:span><text:span text:style-name="T56"> </text:span><text:span text:style-name="T1">روش</text:span><text:span text:style-name="T56"> </text:span><text:span text:style-name="T1">چیدمان</text:span><text:span text:style-name="T56"> </text:span><text:span text:style-name="T1">آرایه</text:span><text:span text:style-name="T56"> </text:span><text:span text:style-name="T81"><draw:frame draw:style-name="fr1" draw:name="Object4" text:anchor-type="as-char" svg:y="-0.1484in" svg:width="0.1681in" svg:height="0.1839in" draw:z-index="16"><draw:object xlink:href="./Object 69" xlink:type="simple" xlink:show="embed" xlink:actuate="onLoad"/><draw:image xlink:href="./ObjectReplacements/Object 69" xlink:type="simple" xlink:show="embed" xlink:actuate="onLoad"/></draw:frame></text:span><text:span text:style-name="T1"> را</text:span><text:span text:style-name="T56"> </text:span><text:span text:style-name="T1">در حافظه</text:span><text:span text:style-name="T56"> </text:span><text:span text:style-name="T1">نشان</text:span><text:span text:style-name="T56"> </text:span><text:span text:style-name="T1">می دهد.</text:span></text:p>
      <text:p text:style-name="P20"><text:span text:style-name="T44">مثال</text:span><text:span text:style-name="T1">: فرض</text:span><text:span text:style-name="T56"> </text:span><text:span text:style-name="T1">کنید</text:span><text:span text:style-name="T56"> </text:span><text:span text:style-name="T1">آرایه</text:span><text:span text:style-name="T56"> </text:span><text:span text:style-name="T1">به</text:span><text:span text:style-name="T56"> </text:span><text:span text:style-name="T1">صورت</text:span></text:p>
      <text:p text:style-name="P36"><draw:frame draw:style-name="fr1" draw:name="Object5" text:anchor-type="as-char" svg:y="-0.3272in" svg:width="1.889in" svg:height="0.6071in" draw:z-index="17"><draw:object xlink:href="./Object 70" xlink:type="simple" xlink:show="embed" xlink:actuate="onLoad"/><draw:image xlink:href="./ObjectReplacements/Object 70" xlink:type="simple" xlink:show="embed" xlink:actuate="onLoad"/></draw:frame></text:p>
      <text:p text:style-name="P17"><text:span text:style-name="T1">تعریف</text:span><text:span text:style-name="T56"> </text:span><text:span text:style-name="T1">شود. آدرس</text:span><text:span text:style-name="T56"> </text:span><text:span text:style-name="T68">عنصر </text:span><text:span text:style-name="T68"><draw:frame draw:style-name="fr1" draw:name="Object6" text:anchor-type="as-char" svg:y="-0.1484in" svg:width="0.422in" svg:height="0.1902in" draw:z-index="18"><draw:object xlink:href="./Object 71" xlink:type="simple" xlink:show="embed" xlink:actuate="onLoad"/><draw:image xlink:href="./ObjectReplacements/Object 71" xlink:type="simple" xlink:show="embed" xlink:actuate="onLoad"/></draw:frame></text:span><text:span text:style-name="T68"> را بیابید.</text:span></text:p>
      <text:p text:style-name="P26"><text:span text:style-name="T68">ح</text:span><text:span text:style-name="T56">ل:</text:span></text:p>
      <text:p text:style-name="P37"><text:soft-page-break/><draw:frame draw:style-name="fr1" draw:name="Object7" text:anchor-type="as-char" svg:y="-0.3252in" svg:width="2.578in" svg:height="0.5909in" draw:z-index="19"><draw:object xlink:href="./Object 72" xlink:type="simple" xlink:show="embed" xlink:actuate="onLoad"/><draw:image xlink:href="./ObjectReplacements/Object 72" xlink:type="simple" xlink:show="embed" xlink:actuate="onLoad"/></draw:frame></text:p>
      <text:p text:style-name="P17"><text:span text:style-name="T46">د</text:span><text:span text:style-name="T44">ستر</text:span><text:span text:style-name="T46">س</text:span><text:span text:style-name="T44">ی</text:span><text:span text:style-name="T51"> </text:span><text:span text:style-name="T44">به</text:span><text:span text:style-name="T51"> </text:span><text:span text:style-name="T44">عناصر آرایه</text:span><text:span text:style-name="T51"> </text:span><text:span text:style-name="T54"><draw:frame draw:style-name="fr1" draw:name="Object32" text:anchor-type="as-char" svg:y="-0.1484in" svg:width="0.1626in" svg:height="0.1839in" draw:z-index="20"><draw:object xlink:href="./Object 73" xlink:type="simple" xlink:show="embed" xlink:actuate="onLoad"/><draw:image xlink:href="./ObjectReplacements/Object 73" xlink:type="simple" xlink:show="embed" xlink:actuate="onLoad"/></draw:frame></text:span><text:span text:style-name="T44"> بعدی</text:span><text:span text:style-name="T1">: شکل</text:span><text:span text:style-name="T56"> </text:span><text:span text:style-name="T69">نمایش هندسی یک آرایه </text:span><text:span text:style-name="T82"><draw:frame draw:style-name="fr1" draw:name="Object30" text:anchor-type="as-char" svg:y="-0.1484in" svg:width="0.1626in" svg:height="0.1839in" draw:z-index="21"><draw:object xlink:href="./Object 74" xlink:type="simple" xlink:show="embed" xlink:actuate="onLoad"/><draw:image xlink:href="./ObjectReplacements/Object 74" xlink:type="simple" xlink:show="embed" xlink:actuate="onLoad"/></draw:frame></text:span><text:span text:style-name="T69"> بعدی را نشان می دهد.</text:span></text:p>
      <text:p text:style-name="P17"><text:span text:style-name="T1">شکل</text:span><text:span text:style-name="T56"> </text:span><text:span text:style-name="T69">نحوه چیدمان </text:span><text:span text:style-name="T1">عناصر </text:span><text:span text:style-name="T15">یک </text:span><text:span text:style-name="T1">آرایه</text:span><text:span text:style-name="T56"> </text:span><text:span text:style-name="T82"><draw:frame draw:style-name="fr1" draw:name="Object31" text:anchor-type="as-char" svg:y="-0.1484in" svg:width="0.1626in" svg:height="0.1839in" draw:z-index="22"><draw:object xlink:href="./Object 75" xlink:type="simple" xlink:show="embed" xlink:actuate="onLoad"/><draw:image xlink:href="./ObjectReplacements/Object 75" xlink:type="simple" xlink:show="embed" xlink:actuate="onLoad"/></draw:frame></text:span><text:span text:style-name="T1"> بعدی</text:span><text:span text:style-name="T56"> </text:span><text:span text:style-name="T1">(ماتریس) </text:span><text:span text:style-name="T15">را </text:span><text:span text:style-name="T1">درحافظه</text:span><text:span text:style-name="T56"> </text:span><text:span text:style-name="T1">نشان</text:span><text:span text:style-name="T56"> </text:span><text:span text:style-name="T1">می دهد.</text:span></text:p>
      <text:p text:style-name="P29">از رابطه زیر می‌توان برای بدست آوردن آدرس عنصری در یک ماتریس، استفاده کرد:</text:p>
      <text:p text:style-name="P35"><draw:frame draw:style-name="fr1" draw:name="Object20" text:anchor-type="as-char" svg:y="-0.6283in" svg:width="3.2563in" svg:height="1.2102in" draw:z-index="23"><draw:object xlink:href="./Object 76" xlink:type="simple" xlink:show="embed" xlink:actuate="onLoad"/><draw:image xlink:href="./ObjectReplacements/Object 76" xlink:type="simple" xlink:show="embed" xlink:actuate="onLoad"/></draw:frame></text:p>
      <text:p text:style-name="P17"><text:span text:style-name="T16">عبارت داخل آکولاد اول، </text:span><text:span text:style-name="T1">آدرس</text:span><text:span text:style-name="T56"> </text:span><text:span text:style-name="T1">اولین</text:span><text:span text:style-name="T56"> </text:span><text:span text:style-name="T1">عن</text:span><text:span text:style-name="T17">ص</text:span><text:span text:style-name="T1">ر سطر </text:span><text:span text:style-name="T30"><draw:frame draw:style-name="fr1" draw:name="Object8" text:anchor-type="as-char" svg:y="-0.1484in" svg:width="0.1283in" svg:height="0.1839in" draw:z-index="24"><draw:object xlink:href="./Object 77" xlink:type="simple" xlink:show="embed" xlink:actuate="onLoad"/><draw:image xlink:href="./ObjectReplacements/Object 77" xlink:type="simple" xlink:show="embed" xlink:actuate="onLoad"/></draw:frame></text:span><text:span text:style-name="T56"> </text:span><text:span text:style-name="T70">ا</text:span><text:span text:style-name="T1">م</text:span><text:span text:style-name="T16"> می‌باشد و</text:span><text:span text:style-name="T71"> عبارت داخل آکولاد دوم، فاصله اولین عنصر سطر </text:span><text:span text:style-name="T82"><draw:frame draw:style-name="fr1" draw:name="Object21" text:anchor-type="as-char" svg:y="-0.1484in" svg:width="0.1283in" svg:height="0.1839in" draw:z-index="25"><draw:object xlink:href="./Object 78" xlink:type="simple" xlink:show="embed" xlink:actuate="onLoad"/><draw:image xlink:href="./ObjectReplacements/Object 78" xlink:type="simple" xlink:show="embed" xlink:actuate="onLoad"/></draw:frame></text:span><text:span text:style-name="T71"> ام تا ستون</text:span><text:span text:style-name="T70"> </text:span><text:span text:style-name="T82"><draw:frame draw:style-name="fr1" draw:name="Object22" text:anchor-type="as-char" svg:y="-0.1484in" svg:width="0.1555in" svg:height="0.1839in" draw:z-index="26"><draw:object xlink:href="./Object 79" xlink:type="simple" xlink:show="embed" xlink:actuate="onLoad"/><draw:image xlink:href="./ObjectReplacements/Object 79" xlink:type="simple" xlink:show="embed" xlink:actuate="onLoad"/></draw:frame></text:span><text:span text:style-name="T70"> </text:span><text:span text:style-name="T71">را نشان می دهد.</text:span></text:p>
      <text:p text:style-name="P17"><text:span text:style-name="T44">مثال</text:span><text:span text:style-name="T1">: آرایه</text:span><text:span text:style-name="T56"> </text:span><text:span text:style-name="T82"><draw:frame draw:style-name="fr1" draw:name="Object23" text:anchor-type="as-char" svg:y="-0.1484in" svg:width="0.1681in" svg:height="0.1839in" draw:z-index="27"><draw:object xlink:href="./Object 80" xlink:type="simple" xlink:show="embed" xlink:actuate="onLoad"/><draw:image xlink:href="./ObjectReplacements/Object 80" xlink:type="simple" xlink:show="embed" xlink:actuate="onLoad"/></draw:frame></text:span><text:span text:style-name="T56"> </text:span><text:span text:style-name="T1">که</text:span><text:span text:style-name="T56"> </text:span><text:span text:style-name="T82"><draw:frame draw:style-name="fr1" draw:name="Object24" text:anchor-type="as-char" svg:y="-0.1484in" svg:width="0.2028in" svg:height="0.1839in" draw:z-index="28"><draw:object xlink:href="./Object 81" xlink:type="simple" xlink:show="embed" xlink:actuate="onLoad"/><draw:image xlink:href="./ObjectReplacements/Object 81" xlink:type="simple" xlink:show="embed" xlink:actuate="onLoad"/></draw:frame></text:span><text:span text:style-name="T56"> </text:span><text:span text:style-name="T70">(</text:span><text:span text:style-name="T1">تعداد سطر</text:span><text:span text:style-name="T1"><text:note text:id="ftn35" text:note-class="footnote"><text:note-citation>36</text:note-citation><text:note-body><text:p text:style-name="P9">Row</text:p></text:note-body></text:note></text:span><text:span text:style-name="T17">)</text:span><text:span text:style-name="T56"> </text:span><text:span text:style-name="T1">و</text:span><text:span text:style-name="T56"> </text:span><text:span text:style-name="T82"><draw:frame draw:style-name="fr1" draw:name="Object25" text:anchor-type="as-char" svg:y="-0.1484in" svg:width="0.1661in" svg:height="0.1839in" draw:z-index="29"><draw:object xlink:href="./Object 82" xlink:type="simple" xlink:show="embed" xlink:actuate="onLoad"/><draw:image xlink:href="./ObjectReplacements/Object 82" xlink:type="simple" xlink:show="embed" xlink:actuate="onLoad"/></draw:frame></text:span><text:span text:style-name="T56"> </text:span><text:span text:style-name="T70">(</text:span><text:span text:style-name="T1">تعداد</text:span><text:span text:style-name="T56"> </text:span><text:span text:style-name="T1">ستون</text:span><text:span text:style-name="T1"><text:note text:id="ftn36" text:note-class="footnote"><text:note-citation>37</text:note-citation><text:note-body><text:p text:style-name="P9">Column</text:p></text:note-body></text:note></text:span><text:span text:style-name="T17">)</text:span><text:span text:style-name="T56"> </text:span><text:span text:style-name="T1">به</text:span><text:span text:style-name="T56"> </text:span><text:span text:style-name="T1">ترتیب</text:span><text:span text:style-name="T56"> </text:span><text:span text:style-name="T82"><draw:frame draw:style-name="fr1" draw:name="Object33" text:anchor-type="as-char" svg:y="-0.1484in" svg:width="0.1646in" svg:height="0.1839in" draw:z-index="30"><draw:object xlink:href="./Object 83" xlink:type="simple" xlink:show="embed" xlink:actuate="onLoad"/><draw:image xlink:href="./ObjectReplacements/Object 83" xlink:type="simple" xlink:show="embed" xlink:actuate="onLoad"/></draw:frame></text:span><text:span text:style-name="T1"> و</text:span><text:span text:style-name="T56"> </text:span><text:span text:style-name="T82"><draw:frame draw:style-name="fr1" draw:name="Object34" text:anchor-type="as-char" svg:y="-0.1484in" svg:width="0.1638in" svg:height="0.1839in" draw:z-index="31"><draw:object xlink:href="./Object 84" xlink:type="simple" xlink:show="embed" xlink:actuate="onLoad"/><draw:image xlink:href="./ObjectReplacements/Object 84" xlink:type="simple" xlink:show="embed" xlink:actuate="onLoad"/></draw:frame></text:span><text:span text:style-name="T1"> </text:span><text:span text:style-name="T17">می باشد</text:span><text:span text:style-name="T18">، را در نظر بگیرید.</text:span><text:span text:style-name="T17"> آدرس </text:span><text:span text:style-name="T1">عنصر</text:span><text:span text:style-name="T56"> </text:span><text:span text:style-name="T56"><draw:frame draw:style-name="fr1" draw:name="Object26" text:anchor-type="as-char" svg:y="-0.1484in" svg:width="0.5898in" svg:height="0.1902in" draw:z-index="32"><draw:object xlink:href="./Object 85" xlink:type="simple" xlink:show="embed" xlink:actuate="onLoad"/><draw:image xlink:href="./ObjectReplacements/Object 85" xlink:type="simple" xlink:show="embed" xlink:actuate="onLoad"/></draw:frame></text:span><text:span text:style-name="T56"> </text:span><text:span text:style-name="T70">را بیابید.</text:span></text:p>
      <text:p text:style-name="P30">حل:</text:p>
      <text:p text:style-name="P34"><draw:frame draw:style-name="fr1" draw:name="Object27" text:anchor-type="as-char" svg:y="-0.152in" svg:width="4.8138in" svg:height="0.2008in" draw:z-index="33"><draw:object xlink:href="./Object 86" xlink:type="simple" xlink:show="embed" xlink:actuate="onLoad"/><draw:image xlink:href="./ObjectReplacements/Object 86" xlink:type="simple" xlink:show="embed" xlink:actuate="onLoad"/></draw:frame></text:p>
      <text:p text:style-name="P17"><text:span text:style-name="T1">می</text:span><text:span text:style-name="T56"> </text:span><text:span text:style-name="T1">توان</text:span><text:span text:style-name="T56"> </text:span><text:span text:style-name="T1">با</text:span><text:span text:style-name="T56"> </text:span><text:span text:style-name="T1">نرم</text:span><text:span text:style-name="T56"> </text:span><text:span text:style-name="T1">افزار</text:span><text:span text:style-name="T56"> </text:span><text:span text:style-name="T1">هایی</text:span><text:span text:style-name="T56"> </text:span><text:span text:style-name="T1">همچون</text:span><text:span text:style-name="T56"> </text:span><text:span text:style-name="T64">متلب،</text:span><text:span text:style-name="T56"> </text:span><text:span text:style-name="T1">شکل</text:span><text:span text:style-name="T10">ی</text:span><text:span text:style-name="T56"> </text:span><text:span text:style-name="T1">هندسی</text:span><text:span text:style-name="T56"> </text:span><text:span text:style-name="T1">از</text:span><text:span text:style-name="T56"> </text:span><text:span text:style-name="T64">آرایه های </text:span><text:span text:style-name="T1">چند</text:span><text:span text:style-name="T56"> </text:span><text:span text:style-name="T1">بعدی</text:span><text:span text:style-name="T56"> </text:span><text:span text:style-name="T1">ترسیم</text:span><text:span text:style-name="T56"> </text:span><text:span text:style-name="T1">کرد.</text:span><text:span text:style-name="T56"> </text:span><text:span text:style-name="T64">ولی نمایش آن‌ها به صورت هندسی که خیلی هم </text:span><text:span text:style-name="T65">پ</text:span><text:span text:style-name="T64">یچیده می شود، صرفاً برای به رخ کشیدن قابلیت‌ های این‌ جور نرم‌ افزار </text:span><text:span text:style-name="T65">ها</text:span><text:span text:style-name="T64">ست. و به فهم و درک ارتباط داده‌ها کمک</text:span><text:span text:style-name="T56"> </text:span><text:span text:style-name="T1">زیادی</text:span><text:span text:style-name="T56"> </text:span><text:span text:style-name="T64">نمی کند. </text:span><text:span text:style-name="T1">به</text:span><text:span text:style-name="T56"> </text:span><text:span text:style-name="T1">منظور</text:span><text:span text:style-name="T56"> </text:span><text:span text:style-name="T1">بهتر متوجه</text:span><text:span text:style-name="T56"> </text:span><text:span text:style-name="T1">شدن</text:span><text:span text:style-name="T56"> </text:span><text:span text:style-name="T1">چیدمان</text:span><text:span text:style-name="T56"> </text:span><text:span text:style-name="T1">عناصر</text:span><text:span text:style-name="T56"> </text:span><text:span text:style-name="T1">در حافظه</text:span><text:span text:style-name="T19">،</text:span><text:span text:style-name="T56"> </text:span><text:span text:style-name="T1">می توان</text:span><text:span text:style-name="T56"> </text:span><text:span text:style-name="T1">آرایه</text:span><text:span text:style-name="T56"> </text:span><text:span text:style-name="T82"><draw:frame draw:style-name="fr1" draw:name="Object28" text:anchor-type="as-char" svg:y="-0.1484in" svg:width="0.1661in" svg:height="0.1839in" draw:z-index="34"><draw:object xlink:href="./Object 87" xlink:type="simple" xlink:show="embed" xlink:actuate="onLoad"/><draw:image xlink:href="./ObjectReplacements/Object 87" xlink:type="simple" xlink:show="embed" xlink:actuate="onLoad"/></draw:frame></text:span><text:span text:style-name="T56"> </text:span><text:span text:style-name="T1">بعدی</text:span><text:span text:style-name="T56"> </text:span><text:span text:style-name="T1">(در این</text:span><text:span text:style-name="T56"> </text:span><text:span text:style-name="T1">مثال </text:span><text:span text:style-name="T30"><draw:frame draw:style-name="fr1" draw:name="Object29" text:anchor-type="as-char" svg:y="-0.1484in" svg:width="0.1626in" svg:height="0.1839in" draw:z-index="35"><draw:object xlink:href="./Object 88" xlink:type="simple" xlink:show="embed" xlink:actuate="onLoad"/><draw:image xlink:href="./ObjectReplacements/Object 88" xlink:type="simple" xlink:show="embed" xlink:actuate="onLoad"/></draw:frame></text:span><text:span text:style-name="T1"> بعدی) را به</text:span><text:span text:style-name="T56"> </text:span><text:span text:style-name="T72">فرم</text:span><text:span text:style-name="T56"> </text:span><text:span text:style-name="T1">خطی</text:span><text:span text:style-name="T56"> </text:span><text:span text:style-name="T1">(سطری) </text:span><text:span text:style-name="T20">تبدیل کرد و پشت سر هم بنویسیم.</text:span></text:p>
      <text:p text:style-name="P17"><text:span text:style-name="T44">فرمول</text:span><text:span text:style-name="T51"> </text:span><text:span text:style-name="T44">دسترسی</text:span><text:span text:style-name="T51"> </text:span><text:span text:style-name="T44">به</text:span><text:span text:style-name="T51"> </text:span><text:span text:style-name="T44">عناصر</text:span><text:span text:style-name="T51"> </text:span><text:span text:style-name="T44">آرایه</text:span><text:span text:style-name="T51"> </text:span><text:span text:style-name="T54"><draw:frame draw:style-name="fr1" draw:name="Object9" text:anchor-type="as-char" svg:y="-0.1484in" svg:width="0.1661in" svg:height="0.1839in" draw:z-index="36"><draw:object xlink:href="./Object 89" xlink:type="simple" xlink:show="embed" xlink:actuate="onLoad"/><draw:image xlink:href="./ObjectReplacements/Object 89" xlink:type="simple" xlink:show="embed" xlink:actuate="onLoad"/></draw:frame></text:span><text:span text:style-name="T53"> </text:span><text:span text:style-name="T44">بعدی: </text:span><text:span text:style-name="T88">با بررسی کردن چند بعد دیگر و م</text:span><text:span text:style-name="T89">ط</text:span><text:span text:style-name="T88">العه روا بط آن‌ها و همچنین </text:span><text:span text:style-name="T1">از طریق</text:span><text:span text:style-name="T56"> </text:span><text:span text:style-name="T1">استقرای</text:span><text:span text:style-name="T56"> </text:span><text:span text:style-name="T1">ریاضی</text:span><text:span text:style-name="T1"><text:note text:id="ftn37" text:note-class="footnote"><text:note-citation>38</text:note-citation><text:note-body><text:p text:style-name="P9">Inductive Reasoning</text:p></text:note-body></text:note></text:span><text:span text:style-name="T56"> </text:span><text:span text:style-name="T1">متوجه</text:span><text:span text:style-name="T56"> </text:span><text:span text:style-name="T1">می</text:span><text:span text:style-name="T56"> </text:span><text:span text:style-name="T1">شویم</text:span><text:span text:style-name="T56"> </text:span><text:span text:style-name="T1">که</text:span><text:span text:style-name="T56"> </text:span><text:span text:style-name="T1">اندیس</text:span><text:span text:style-name="T56"> </text:span><text:span text:style-name="T1">خارجی</text:span><text:span text:style-name="T56"> </text:span><text:span text:style-name="T1">با</text:span><text:span text:style-name="T56"> </text:span><text:span text:style-name="T1">سرعت</text:span><text:span text:style-name="T56"> </text:span><text:span text:style-name="T1">ب</text:span><text:span text:style-name="T20">یشت</text:span><text:span text:style-name="T1">ری</text:span><text:span text:style-name="T56"> </text:span><text:span text:style-name="T1">تغییر</text:span><text:span text:style-name="T56"> </text:span><text:span text:style-name="T1">می</text:span><text:span text:style-name="T56"> </text:span><text:span text:style-name="T1">کند. همانند</text:span><text:span text:style-name="T56"> </text:span><text:span text:style-name="T1">کیلومتر</text:span><text:span text:style-name="T56"> </text:span><text:span text:style-name="T1">شمار</text:span><text:span text:style-name="T56"> </text:span><text:span text:style-name="T1">ماشین</text:span><text:span text:style-name="T56"> </text:span><text:span text:style-name="T1">که</text:span><text:span text:style-name="T56"> </text:span><text:span text:style-name="T1">رقم</text:span><text:span text:style-name="T56"> </text:span><text:span text:style-name="T1">سمت</text:span><text:span text:style-name="T56"> </text:span><text:span text:style-name="T1">راست</text:span><text:span text:style-name="T56"> </text:span><text:span text:style-name="T1">آن</text:span><text:span text:style-name="T56"> </text:span><text:span text:style-name="T1">با</text:span><text:span text:style-name="T56"> </text:span><text:span text:style-name="T1">سرعت</text:span><text:span text:style-name="T56"> </text:span><text:span text:style-name="T73">بیشتر</text:span><text:span text:style-name="T1">ی</text:span><text:span text:style-name="T56"> </text:span><text:span text:style-name="T1">تغییر می</text:span><text:span text:style-name="T56"> </text:span><text:span text:style-name="T1">کند. آرایه </text:span><text:span text:style-name="T1"><draw:frame draw:style-name="fr1" draw:name="Object11" text:anchor-type="as-char" svg:y="-0.1484in" svg:width="0.1661in" svg:height="0.1839in" draw:z-index="37"><draw:object xlink:href="./Object 90" xlink:type="simple" xlink:show="embed" xlink:actuate="onLoad"/><draw:image xlink:href="./ObjectReplacements/Object 90" xlink:type="simple" xlink:show="embed" xlink:actuate="onLoad"/></draw:frame></text:span><text:span text:style-name="T21"> بعدی </text:span><text:span text:style-name="T21"><draw:frame draw:style-name="fr1" draw:name="Object12" text:anchor-type="as-char" svg:y="-0.1484in" svg:width="0.1681in" svg:height="0.1839in" draw:z-index="38"><draw:object xlink:href="./Object 91" xlink:type="simple" xlink:show="embed" xlink:actuate="onLoad"/><draw:image xlink:href="./ObjectReplacements/Object 91" xlink:type="simple" xlink:show="embed" xlink:actuate="onLoad"/></draw:frame></text:span><text:span text:style-name="T21"> را در نظر بگیرید.</text:span></text:p>
      <text:p text:style-name="P38"><draw:frame draw:style-name="fr1" draw:name="Object10" text:anchor-type="as-char" svg:y="-0.1484in" svg:width="1.5634in" svg:height="0.2098in" draw:z-index="39"><draw:object xlink:href="./Object 92" xlink:type="simple" xlink:show="embed" xlink:actuate="onLoad"/><draw:image xlink:href="./ObjectReplacements/Object 92" xlink:type="simple" xlink:show="embed" xlink:actuate="onLoad"/></draw:frame></text:p>
      <text:p text:style-name="P17"><text:soft-page-break/><text:span text:style-name="T1">فرض</text:span><text:span text:style-name="T56"> </text:span><text:span text:style-name="T1">کنید</text:span><text:span text:style-name="T56"> </text:span><text:span text:style-name="T1">آرایه</text:span><text:span text:style-name="T56"> </text:span><text:span text:style-name="T1">به</text:span><text:span text:style-name="T56"> </text:span><text:span text:style-name="T1">صورت</text:span><text:span text:style-name="T56"> </text:span><text:span text:style-name="T84">خطی</text:span><text:span text:style-name="T84"><text:note text:id="ftn38" text:note-class="footnote"><text:note-citation>39</text:note-citation><text:note-body><text:p text:style-name="P9">Flatten</text:p></text:note-body></text:note></text:span><text:span text:style-name="T84"> (</text:span><text:span text:style-name="T1">سطری</text:span><text:span text:style-name="T32">)</text:span><text:span text:style-name="T56"> </text:span><text:span text:style-name="T73">تبدیل و نمایش داده شود.</text:span><text:span text:style-name="T1"> طول</text:span><text:span text:style-name="T56"> </text:span><text:span text:style-name="T1">هر</text:span><text:span text:style-name="T56"> </text:span><text:span text:style-name="T1">عنصر</text:span><text:span text:style-name="T56"> </text:span><text:span text:style-name="T1">را</text:span><text:span text:style-name="T56"> </text:span><text:span text:style-name="T77"><draw:frame draw:style-name="fr1" draw:name="Object18" text:anchor-type="as-char" svg:y="-0.1484in" svg:width="0.3661in" svg:height="0.1846in" draw:z-index="40"><draw:object xlink:href="./Object 93" xlink:type="simple" xlink:show="embed" xlink:actuate="onLoad"/><draw:image xlink:href="./ObjectReplacements/Object 93" xlink:type="simple" xlink:show="embed" xlink:actuate="onLoad"/></draw:frame></text:span><text:span text:style-name="T56"> </text:span><text:span text:style-name="T1">و</text:span><text:span text:style-name="T56"> </text:span><text:span text:style-name="T1">آدرس</text:span><text:span text:style-name="T56"> </text:span><text:span text:style-name="T1">اولین</text:span><text:span text:style-name="T56"> </text:span><text:span text:style-name="T1">عنصر </text:span><text:span text:style-name="T20">را </text:span><text:span text:style-name="T31"><draw:frame draw:style-name="fr1" draw:name="Object13" text:anchor-type="as-char" svg:y="-0.152in" svg:width="0.6165in" svg:height="0.1992in" draw:z-index="41"><draw:object xlink:href="./Object 94" xlink:type="simple" xlink:show="embed" xlink:actuate="onLoad"/><draw:image xlink:href="./ObjectReplacements/Object 94" xlink:type="simple" xlink:show="embed" xlink:actuate="onLoad"/></draw:frame></text:span><text:span text:style-name="T56"> </text:span><text:span text:style-name="T73">در نظر بگیرید. </text:span><text:span text:style-name="T1">برای</text:span><text:span text:style-name="T56"> </text:span><text:span text:style-name="T1">دسترسی</text:span><text:span text:style-name="T56"> </text:span><text:span text:style-name="T1">به</text:span><text:span text:style-name="T56"> </text:span><text:span text:style-name="T1">عنصر</text:span><text:span text:style-name="T22"> </text:span><text:span text:style-name="T22"><draw:frame draw:style-name="fr1" draw:name="Object14" text:anchor-type="as-char" svg:y="-0.1484in" svg:width="0.989in" svg:height="0.2098in" draw:z-index="42"><draw:object xlink:href="./Object 95" xlink:type="simple" xlink:show="embed" xlink:actuate="onLoad"/><draw:image xlink:href="./ObjectReplacements/Object 95" xlink:type="simple" xlink:show="embed" xlink:actuate="onLoad"/></draw:frame></text:span><text:span text:style-name="T31">، </text:span><text:span text:style-name="T1">از فرمول</text:span><text:span text:style-name="T56"> </text:span><text:span text:style-name="T1">زیر استفاده</text:span><text:span text:style-name="T56"> </text:span><text:span text:style-name="T1">می</text:span><text:span text:style-name="T56"> </text:span><text:span text:style-name="T1">کن</text:span><text:span text:style-name="T20">ی</text:span><text:span text:style-name="T1">م:</text:span></text:p>
      <text:p text:style-name="P27"><draw:frame draw:style-name="fr1" draw:name="Object15" text:anchor-type="as-char" svg:y="-0.152in" svg:width="5.5516in" svg:height="0.2126in" draw:z-index="43"><draw:object xlink:href="./Object 96" xlink:type="simple" xlink:show="embed" xlink:actuate="onLoad"/><draw:image xlink:href="./ObjectReplacements/Object 96" xlink:type="simple" xlink:show="embed" xlink:actuate="onLoad"/></draw:frame></text:p>
      <text:p text:style-name="P17"><text:span text:style-name="T1">برنامه</text:span><text:span text:style-name="T56"> </text:span><text:span text:style-name="T1">زیر </text:span><text:span text:style-name="T23">برای </text:span><text:span text:style-name="T1">محاسبه</text:span><text:span text:style-name="T56"> </text:span><text:span text:style-name="T1">فرمول</text:span><text:span text:style-name="T56"> </text:span><text:span text:style-name="T1">بالا می</text:span><text:span text:style-name="T56"> </text:span><text:span text:style-name="T1">تواند</text:span><text:span text:style-name="T56"> </text:span><text:span text:style-name="T1">کارآمد</text:span><text:span text:style-name="T56"> </text:span><text:span text:style-name="T1">باشد:</text:span></text:p>
      <text:p text:style-name="P32">offset = <text:span text:style-name="T97">0</text:span>;</text:p>
      <text:p text:style-name="P32">for(int j=0; j&lt;n; j++)</text:p>
      <text:p text:style-name="P32"><text:tab/>offset = r[j] * offset + i[j];</text:p>
      <text:p text:style-name="P32">addr = base(a) + size * offset</text:p>
      <text:p text:style-name="P17"><text:span text:style-name="T74">در قطعه کد بالا، </text:span><text:span text:style-name="T75"><draw:frame draw:style-name="fr1" draw:name="Object16" text:anchor-type="as-char" svg:y="-0.1484in" svg:width="0.1283in" svg:height="0.1846in" draw:z-index="44"><draw:object xlink:href="./Object 97" xlink:type="simple" xlink:show="embed" xlink:actuate="onLoad"/><draw:image xlink:href="./ObjectReplacements/Object 97" xlink:type="simple" xlink:show="embed" xlink:actuate="onLoad"/></draw:frame></text:span><text:span text:style-name="T1"> و</text:span><text:span text:style-name="T56"> </text:span><text:span text:style-name="T75"><draw:frame draw:style-name="fr1" draw:name="Object17" text:anchor-type="as-char" svg:y="-0.1484in" svg:width="0.1543in" svg:height="0.1839in" draw:z-index="45"><draw:object xlink:href="./Object 98" xlink:type="simple" xlink:show="embed" xlink:actuate="onLoad"/><draw:image xlink:href="./ObjectReplacements/Object 98" xlink:type="simple" xlink:show="embed" xlink:actuate="onLoad"/></draw:frame></text:span><text:span text:style-name="T56"> </text:span><text:span text:style-name="T1">آرایه</text:span><text:span text:style-name="T56"> </text:span><text:span text:style-name="T1">هایی</text:span><text:span text:style-name="T56"> </text:span><text:span text:style-name="T1">به</text:span><text:span text:style-name="T56"> </text:span><text:span text:style-name="T1">طول</text:span><text:span text:style-name="T56"> </text:span><text:span text:style-name="T83"><draw:frame draw:style-name="fr1" draw:name="Object19" text:anchor-type="as-char" svg:y="-0.1484in" svg:width="0.1661in" svg:height="0.1839in" draw:z-index="46"><draw:object xlink:href="./Object 7" xlink:type="simple" xlink:show="embed" xlink:actuate="onLoad"/><draw:image xlink:href="./ObjectReplacements/Object 7" xlink:type="simple" xlink:show="embed" xlink:actuate="onLoad"/></draw:frame></text:span><text:span text:style-name="T56"> </text:span><text:span text:style-name="T1">که</text:span><text:span text:style-name="T56"> </text:span><text:span text:style-name="T1">به</text:span><text:span text:style-name="T56"> </text:span><text:span text:style-name="T1">ترتیب</text:span><text:span text:style-name="T56"> </text:span><text:span text:style-name="T1">اندیس</text:span><text:span text:style-name="T56"> </text:span><text:span text:style-name="T1">و</text:span><text:span text:style-name="T56"> </text:span><text:span text:style-name="T1">باز</text:span><text:span text:style-name="T23">ه</text:span><text:span text:style-name="T56"> </text:span><text:span text:style-name="T1">آن</text:span><text:span text:style-name="T56"> </text:span><text:span text:style-name="T1">اندیس</text:span><text:span text:style-name="T56"> </text:span><text:span text:style-name="T1">می</text:span><text:span text:style-name="T56"> </text:span><text:span text:style-name="T1">باشند.</text:span></text:p>
      <text:h text:style-name="P50" text:outline-level="1">Array Applications</text:h>
      <text:p text:style-name="P17"><text:span text:style-name="T44">کاربرد ها</text:span><text:span text:style-name="T47">ی</text:span><text:span text:style-name="T51"> </text:span><text:span text:style-name="T44">آرایه: </text:span><text:span text:style-name="T1">از مهم ترین</text:span><text:span text:style-name="T56"> </text:span><text:span text:style-name="T1">کاربرد های</text:span><text:span text:style-name="T56"> </text:span><text:span text:style-name="T1">آرایه</text:span><text:span text:style-name="T24">،</text:span><text:span text:style-name="T56"> </text:span><text:span text:style-name="T1">در مرتب</text:span><text:span text:style-name="T56"> </text:span><text:span text:style-name="T1">سازی</text:span><text:span text:style-name="T1"><text:note text:id="ftn39" text:note-class="footnote"><text:note-citation>40</text:note-citation><text:note-body><text:p text:style-name="P9">Sort</text:p></text:note-body></text:note></text:span><text:span text:style-name="T56"> </text:span><text:span text:style-name="T1">و</text:span><text:span text:style-name="T56"> </text:span><text:span text:style-name="T1">جست</text:span><text:span text:style-name="T56"> </text:span><text:span text:style-name="T1">و</text:span><text:span text:style-name="T56"> </text:span><text:span text:style-name="T1">جو</text:span><text:span text:style-name="T1"><text:note text:id="ftn40" text:note-class="footnote"><text:note-citation>41</text:note-citation><text:note-body><text:p text:style-name="P9">Search</text:p></text:note-body></text:note></text:span><text:span text:style-name="T56"> </text:span><text:span text:style-name="T1">می</text:span><text:span text:style-name="T56"> </text:span><text:span text:style-name="T1">توان</text:span><text:span text:style-name="T56"> </text:span><text:span text:style-name="T1">یاد</text:span><text:span text:style-name="T56"> </text:span><text:span text:style-name="T1">کرد. علاوه</text:span><text:span text:style-name="T56"> </text:span><text:span text:style-name="T1">بر آن</text:span><text:span text:style-name="T56"> </text:span><text:span text:style-name="T1">،</text:span><text:span text:style-name="T56"> </text:span><text:span text:style-name="T1">ا ین</text:span><text:span text:style-name="T56"> </text:span><text:span text:style-name="T1">ساختمان</text:span><text:span text:style-name="T56"> </text:span><text:span text:style-name="T1">داده</text:span><text:span text:style-name="T25">،</text:span><text:span text:style-name="T56"> </text:span><text:span text:style-name="T1">پایه</text:span><text:span text:style-name="T56"> </text:span><text:span text:style-name="T1">و</text:span><text:span text:style-name="T56"> </text:span><text:span text:style-name="T1">بنای</text:span><text:span text:style-name="T56"> </text:span><text:span text:style-name="T76">بقیه </text:span><text:span text:style-name="T1">ساختمان</text:span><text:span text:style-name="T56"> </text:span><text:span text:style-name="T1">داده</text:span><text:span text:style-name="T56"> </text:span><text:span text:style-name="T1">ها</text:span><text:span text:style-name="T56"> </text:span><text:span text:style-name="T1">نیز</text:span><text:span text:style-name="T56"> </text:span><text:span text:style-name="T1">هست.</text:span><text:span text:style-name="T56"> </text:span><text:span text:style-name="T76">به عنوان </text:span><text:span text:style-name="T1">مثال</text:span><text:span text:style-name="T25">،</text:span><text:span text:style-name="T1"> </text:span><text:span text:style-name="T25">یکی از روش‌ های پیاده‌سازی </text:span><text:span text:style-name="T1">ساختمان</text:span><text:span text:style-name="T56"> </text:span><text:span text:style-name="T1">داده</text:span><text:span text:style-name="T56"> </text:span><text:span text:style-name="T1">درخت</text:span><text:span text:style-name="T25">،</text:span><text:span text:style-name="T56"> </text:span><text:span text:style-name="T76">استفاده از</text:span><text:span text:style-name="T56"> </text:span><text:span text:style-name="T1">آرایه</text:span><text:span text:style-name="T56"> </text:span><text:span text:style-name="T76">است</text:span><text:span text:style-name="T1">.</text:span><text:span text:style-name="T56"> </text:span><text:span text:style-name="T1">توضیح</text:span><text:span text:style-name="T56"> </text:span><text:span text:style-name="T1">دقیق</text:span><text:span text:style-name="T56"> </text:span><text:span text:style-name="T1">تر</text:span><text:span text:style-name="T56"> </text:span><text:span text:style-name="T1">الگوریتم</text:span><text:span text:style-name="T56"> </text:span><text:span text:style-name="T1">ها</text:span><text:span text:style-name="T25">ی</text:span><text:span text:style-name="T56"> </text:span><text:span text:style-name="T1">جست</text:span><text:span text:style-name="T56"> </text:span><text:span text:style-name="T1">و</text:span><text:span text:style-name="T56"> </text:span><text:span text:style-name="T1">جو</text:span><text:span text:style-name="T56"> </text:span><text:span text:style-name="T76">و </text:span><text:span text:style-name="T1">محاسبه</text:span><text:span text:style-name="T56"> </text:span><text:span text:style-name="T1">پیچیدگی</text:span><text:span text:style-name="T56"> </text:span><text:span text:style-name="T1">زمانی</text:span><text:span text:style-name="T1"><text:note text:id="ftn41" text:note-class="footnote"><text:note-citation>42</text:note-citation><text:note-body><text:p text:style-name="Footnote"><text:span text:style-name="T98">T</text:span>ime <text:span text:style-name="T98">C</text:span>omplexit<text:span text:style-name="T98">y (O</text:span><text:span text:style-name="T99">n</text:span><text:span text:style-name="T98">)</text:span></text:p></text:note-body></text:note></text:span><text:span text:style-name="T56"> </text:span><text:span text:style-name="T1">آن ها</text:span><text:span text:style-name="T5">، از حوصله این بحث خارج است. </text:span><text:span text:style-name="T1">بنابراین</text:span><text:span text:style-name="T56"> </text:span><text:span text:style-name="T1">در این</text:span><text:span text:style-name="T56"> </text:span><text:span text:style-name="T1">قسمت</text:span><text:span text:style-name="T56"> </text:span><text:span text:style-name="T1">صرفا</text:span><text:span text:style-name="T56"> </text:span><text:span text:style-name="T1">به</text:span><text:span text:style-name="T56"> </text:span><text:span text:style-name="T1">ذکر عناوین</text:span><text:span text:style-name="T56"> </text:span><text:span text:style-name="T1">می</text:span><text:span text:style-name="T56"> </text:span><text:span text:style-name="T1">پردازیم:</text:span></text:p>
      <text:list xml:id="list7378176401690033289" text:style-name="L2">
        <text:list-item>
          <text:p text:style-name="P23"><text:span text:style-name="T5">الگوریتم </text:span><text:span text:style-name="T1">انتخابی</text:span><text:span text:style-name="T1"><text:note text:id="ftn42" text:note-class="footnote"><text:note-citation>43</text:note-citation><text:note-body><text:p text:style-name="P11">Selection Sort Algorithm</text:p></text:note-body></text:note></text:span></text:p>
        </text:list-item>
        <text:list-item>
          <text:p text:style-name="P23"><text:span text:style-name="T1">الگوریتم</text:span><text:span text:style-name="T56"> </text:span><text:span text:style-name="T1">خطی</text:span><text:span text:style-name="T1"><text:note text:id="ftn43" text:note-class="footnote"><text:note-citation>44</text:note-citation><text:note-body><text:p text:style-name="Footnote">Linear <text:span text:style-name="T98">S</text:span>earch <text:span text:style-name="T98">Algorithm</text:span></text:p></text:note-body></text:note></text:span></text:p>
        </text:list-item>
        <text:list-item>
          <text:p text:style-name="P23"><text:span text:style-name="T1">الگوریتم</text:span><text:span text:style-name="T56"> </text:span><text:span text:style-name="T1">د</text:span><text:span text:style-name="T5">و</text:span><text:span text:style-name="T1">د</text:span><text:span text:style-name="T5">و</text:span><text:span text:style-name="T1">یی</text:span><text:span text:style-name="T1"><text:note text:id="ftn44" text:note-class="footnote"><text:note-citation>45</text:note-citation><text:note-body><text:p text:style-name="P9">Binary Search Algorithm</text:p></text:note-body></text:note></text:span></text:p>
        </text:list-item>
        <text:list-item>
          <text:p text:style-name="P28">…</text:p>
        </text:list-item>
      </text:list>
      <text:p text:style-name="P17"><text:soft-page-break/><text:span text:style-name="T44">عملیات</text:span><text:span text:style-name="T51"> </text:span><text:span text:style-name="T44">روی</text:span><text:span text:style-name="T51"> </text:span><text:span text:style-name="T44">آرایه</text:span><text:span text:style-name="T51"> </text:span><text:span text:style-name="T44">ها: </text:span><text:span text:style-name="T1">با</text:span><text:span text:style-name="T56"> </text:span><text:span text:style-name="T1">عنایت</text:span><text:span text:style-name="T56"> </text:span><text:span text:style-name="T59">به </text:span><text:span text:style-name="T1">این</text:span><text:span text:style-name="T56"> </text:span><text:span text:style-name="T1">مهم</text:span><text:span text:style-name="T56"> </text:span><text:span text:style-name="T1">که</text:span><text:span text:style-name="T56"> </text:span><text:span text:style-name="T1">فرم</text:span><text:span text:style-name="T56"> </text:span><text:span text:style-name="T1">های</text:span><text:span text:style-name="T56"> </text:span><text:span text:style-name="T1">شکل</text:span><text:span text:style-name="T56"> </text:span><text:span text:style-name="T1">دهی</text:span><text:span text:style-name="T56"> </text:span><text:span text:style-name="T59">مختلفی از </text:span><text:span text:style-name="T1">آرایه</text:span><text:span text:style-name="T56"> </text:span><text:span text:style-name="T1">(تک</text:span><text:span text:style-name="T56"> </text:span><text:span text:style-name="T1">بعدی،</text:span><text:span text:style-name="T56"> </text:span><text:span text:style-name="T59">دو </text:span><text:span text:style-name="T1">بعدی،</text:span><text:span text:style-name="T56"> </text:span><text:span text:style-name="T1">چند</text:span><text:span text:style-name="T56"> </text:span><text:span text:style-name="T1">بعدی) وجود</text:span><text:span text:style-name="T56"> </text:span><text:span text:style-name="T1">دارد</text:span><text:span text:style-name="T5">،</text:span><text:span text:style-name="T1"> عملیات</text:span><text:span text:style-name="T1"><text:note text:id="ftn45" text:note-class="footnote"><text:note-citation>46</text:note-citation><text:note-body><text:p text:style-name="P9">Operation</text:p></text:note-body></text:note></text:span><text:span text:style-name="T56"> </text:span><text:span text:style-name="T1">های</text:span><text:span text:style-name="T56"> </text:span><text:span text:style-name="T1">م</text:span><text:span text:style-name="T5">تفاوتی</text:span><text:span text:style-name="T56"> </text:span><text:span text:style-name="T59">را </text:span><text:span text:style-name="T1">می</text:span><text:span text:style-name="T56"> </text:span><text:span text:style-name="T1">توان</text:span><text:span text:style-name="T56"> </text:span><text:span text:style-name="T1">روی</text:span><text:span text:style-name="T56"> </text:span><text:span text:style-name="T1">آن ها</text:span><text:span text:style-name="T56"> </text:span><text:span text:style-name="T1">انجام</text:span><text:span text:style-name="T56"> </text:span><text:span text:style-name="T1">داد. بسیاری</text:span><text:span text:style-name="T56"> </text:span><text:span text:style-name="T1">از</text:span><text:span text:style-name="T56"> </text:span><text:span text:style-name="T1">این</text:span><text:span text:style-name="T56"> </text:span><text:span text:style-name="T1">عملیات</text:span><text:span text:style-name="T56"> </text:span><text:span text:style-name="T1">متدوال</text:span><text:span text:style-name="T56"> </text:span><text:span text:style-name="T59">بوده </text:span><text:span text:style-name="T1">ودر کتابخانه</text:span><text:span text:style-name="T1"><text:note text:id="ftn46" text:note-class="footnote"><text:note-citation>47</text:note-citation><text:note-body><text:p text:style-name="P9">Library</text:p></text:note-body></text:note></text:span><text:span text:style-name="T56"> </text:span><text:span text:style-name="T1">ها</text:span><text:span text:style-name="T56"> </text:span><text:span text:style-name="T1">و</text:span><text:span text:style-name="T56"> </text:span><text:span text:style-name="T1">ماژول</text:span><text:span text:style-name="T1"><text:note text:id="ftn47" text:note-class="footnote"><text:note-citation>48</text:note-citation><text:note-body><text:p text:style-name="P9">Module</text:p></text:note-body></text:note></text:span><text:span text:style-name="T56"> </text:span><text:span text:style-name="T1">های</text:span><text:span text:style-name="T56"> <text:s/></text:span><text:span text:style-name="T1">زبان</text:span><text:span text:style-name="T56"> </text:span><text:span text:style-name="T1">های</text:span><text:span text:style-name="T56"> </text:span><text:span text:style-name="T1">بر نامه</text:span><text:span text:style-name="T56"> </text:span><text:span text:style-name="T1">نویسی</text:span><text:span text:style-name="T1"><text:note text:id="ftn48" text:note-class="footnote"><text:note-citation>49</text:note-citation><text:note-body><text:p text:style-name="P13">Programming Language</text:p></text:note-body></text:note></text:span><text:span text:style-name="T56"> </text:span><text:span text:style-name="T1">وجود</text:span><text:span text:style-name="T56"> </text:span><text:span text:style-name="T1">دارد. بنابراین</text:span><text:span text:style-name="T56"> </text:span><text:span text:style-name="T1">دراین</text:span><text:span text:style-name="T56"> </text:span><text:span text:style-name="T1">جا</text:span><text:span text:style-name="T56"> </text:span><text:span text:style-name="T1">به</text:span><text:span text:style-name="T56"> </text:span><text:span text:style-name="T1">ذکر عناوین</text:span><text:span text:style-name="T56"> </text:span><text:span text:style-name="T1">اکتفا</text:span><text:span text:style-name="T56"> </text:span><text:span text:style-name="T1">می شود:</text:span></text:p>
      <text:list xml:id="list8071012042529072013" text:style-name="L3">
        <text:list-item>
          <text:p text:style-name="P24"><text:span text:style-name="T1">جمع</text:span><text:span text:style-name="T56"> </text:span><text:span text:style-name="T1">و</text:span><text:span text:style-name="T56"> </text:span><text:span text:style-name="T1">تفریق</text:span><text:span text:style-name="T56"> </text:span><text:span text:style-name="T1">ماتریس</text:span><text:span text:style-name="T56"> </text:span><text:span text:style-name="T1">ها</text:span></text:p>
        </text:list-item>
        <text:list-item>
          <text:p text:style-name="P24"><text:span text:style-name="T1">ضرب</text:span><text:span text:style-name="T56"> </text:span><text:span text:style-name="T59">داخلی</text:span><text:span text:style-name="T59"><text:note text:id="ftn49" text:note-class="footnote"><text:note-citation>50</text:note-citation><text:note-body><text:p text:style-name="P10"><text:span text:style-name="T100">I</text:span>nner <text:span text:style-name="T100">P</text:span>roduct</text:p></text:note-body></text:note></text:span><text:span text:style-name="T59"> و خارجی</text:span><text:span text:style-name="T59"><text:note text:id="ftn50" text:note-class="footnote"><text:note-citation>51</text:note-citation><text:note-body><text:p text:style-name="P13">Outer Product</text:p></text:note-body></text:note></text:span><text:span text:style-name="T59"> </text:span><text:span text:style-name="T1">ماتریس</text:span><text:span text:style-name="T56"> </text:span><text:span text:style-name="T1">ها</text:span></text:p>
        </text:list-item>
        <text:list-item>
          <text:p text:style-name="P24"><text:span text:style-name="T1">ترانها</text:span><text:span text:style-name="T5">ده</text:span><text:span text:style-name="T5"><text:note text:id="ftn51" text:note-class="footnote"><text:note-citation>52</text:note-citation><text:note-body><text:p text:style-name="P13">Transpose</text:p></text:note-body></text:note></text:span><text:span text:style-name="T56"> </text:span><text:span text:style-name="T1">ماتریس</text:span><text:span text:style-name="T56"> </text:span><text:span text:style-name="T1">ه</text:span><text:span text:style-name="T5">ا</text:span></text:p>
        </text:list-item>
        <text:list-item>
          <text:p text:style-name="P24"><text:span text:style-name="T5">ماتریس</text:span><text:span text:style-name="T59"> </text:span><text:span text:style-name="T5">های</text:span><text:span text:style-name="T59"> </text:span><text:span text:style-name="T5">بالا مثلثی</text:span><text:span text:style-name="T5"><text:note text:id="ftn52" text:note-class="footnote"><text:note-citation>53</text:note-citation><text:note-body><text:p text:style-name="P10"><text:span text:style-name="T100">U</text:span>pper <text:span text:style-name="T100">T</text:span>riangular</text:p></text:note-body></text:note></text:span><text:span text:style-name="T5"> و پایین</text:span><text:span text:style-name="T59"> </text:span><text:span text:style-name="T5">مثلثی</text:span><text:span text:style-name="T5"><text:note text:id="ftn53" text:note-class="footnote"><text:note-citation>54</text:note-citation><text:note-body><text:p text:style-name="P14"><text:span text:style-name="T100">Lower</text:span><text:span text:style-name="T92"> T</text:span><text:span text:style-name="T91">riangular</text:span></text:p></text:note-body></text:note></text:span></text:p>
        </text:list-item>
        <text:list-item>
          <text:p text:style-name="P24"><text:span text:style-name="T1">ماتریس</text:span><text:span text:style-name="T56"> </text:span><text:span text:style-name="T1">اسپارس</text:span></text:p>
        </text:list-item>
        <text:list-item>
          <text:p text:style-name="P24"><text:span text:style-name="T56">ترانها</text:span><text:span text:style-name="T59">ده</text:span><text:span text:style-name="T56"> </text:span><text:span text:style-name="T1">ماتریس</text:span><text:span text:style-name="T56"> </text:span><text:span text:style-name="T1">های</text:span><text:span text:style-name="T56"> </text:span><text:span text:style-name="T1">اسپارس</text:span></text:p>
        </text:list-item>
        <text:list-item>
          <text:p text:style-name="P24"><text:span text:style-name="T1">جمع</text:span><text:span text:style-name="T56"> </text:span><text:span text:style-name="T1">و تفریق</text:span><text:span text:style-name="T56"> </text:span><text:span text:style-name="T1">ماتریس </text:span><text:span text:style-name="T5">های</text:span><text:span text:style-name="T56"> </text:span><text:span text:style-name="T1">اسپارس</text:span></text:p>
        </text:list-item>
        <text:list-item>
          <text:p text:style-name="P31">…</text:p>
        </text:list-item>
      </text:list>
      <text:p text:style-name="P17"><text:span text:style-name="T4">ازآن</text:span><text:span text:style-name="T58"> </text:span><text:span text:style-name="T4">جایی</text:span><text:span text:style-name="T58"> </text:span><text:span text:style-name="T4">که</text:span><text:span text:style-name="T58"> </text:span><text:span text:style-name="T59">استفاده از </text:span><text:span text:style-name="T4">ماتریس</text:span><text:span text:style-name="T58"> </text:span><text:span text:style-name="T4">اسپارس</text:span><text:span text:style-name="T58"> </text:span><text:span text:style-name="T4">تاثیر</text:span><text:span text:style-name="T58"> </text:span><text:span text:style-name="T59">بسزا</text:span><text:span text:style-name="T4">یی</text:span><text:span text:style-name="T58"> </text:span><text:span text:style-name="T4">در </text:span><text:span text:style-name="T5">ذخیره کردن داده‌ها و </text:span><text:span text:style-name="T4">صرفه</text:span><text:span text:style-name="T58"> </text:span><text:span text:style-name="T4">جویی</text:span><text:span text:style-name="T58"> </text:span><text:span text:style-name="T59">در </text:span><text:span text:style-name="T4">مصرف</text:span><text:span text:style-name="T58"> </text:span><text:span text:style-name="T4">حافظه</text:span><text:span text:style-name="T4"><text:note text:id="ftn54" text:note-class="footnote"><text:note-citation>55</text:note-citation><text:note-body><text:p text:style-name="P12">Memory Efficiency</text:p></text:note-body></text:note></text:span><text:span text:style-name="T58"> </text:span><text:span text:style-name="T4">دارد</text:span><text:span text:style-name="T5">،</text:span><text:span text:style-name="T4"> نقش</text:span><text:span text:style-name="T58"> </text:span><text:span text:style-name="T4">بسیار</text:span><text:span text:style-name="T58"> </text:span><text:span text:style-name="T4">مهم</text:span><text:span text:style-name="T58"> </text:span><text:span text:style-name="T4">وکاربردی</text:span><text:span text:style-name="T58"> </text:span><text:span text:style-name="T4">در </text:span><text:span text:style-name="T5">مباحث مربوط به</text:span><text:span text:style-name="T58"> </text:span><text:span text:style-name="T59">علم داده</text:span><text:span text:style-name="T59"><text:note text:id="ftn55" text:note-class="footnote"><text:note-citation>56</text:note-citation><text:note-body><text:p text:style-name="P13">Data Science</text:p></text:note-body></text:note></text:span><text:span text:style-name="T59"> و داده کاوی</text:span><text:span text:style-name="T59"><text:note text:id="ftn56" text:note-class="footnote"><text:note-citation>57</text:note-citation><text:note-body><text:p text:style-name="P13">Data Mining</text:p></text:note-body></text:note></text:span><text:span text:style-name="T59"> </text:span><text:span text:style-name="T4">ایفا</text:span><text:span text:style-name="T58"> </text:span><text:span text:style-name="T4">می</text:span><text:span text:style-name="T58"> </text:span><text:span text:style-name="T4">کند. بنا براین</text:span><text:span text:style-name="T58"> </text:span><text:span text:style-name="T4">دراین</text:span><text:span text:style-name="T58"> <text:s/></text:span><text:span text:style-name="T4">بخش</text:span><text:span text:style-name="T58"> </text:span><text:span text:style-name="T4">به</text:span><text:span text:style-name="T58"> </text:span><text:span text:style-name="T4">توضیح</text:span><text:span text:style-name="T58"> </text:span><text:span text:style-name="T4">ماتریس</text:span><text:span text:style-name="T58"> </text:span><text:span text:style-name="T4">اسپارس</text:span><text:span text:style-name="T58"> <text:s/></text:span><text:span text:style-name="T4">(</text:span><text:span text:style-name="T5">ماتریس </text:span><text:span text:style-name="T4">خلوت) می</text:span><text:span text:style-name="T58"> </text:span><text:span text:style-name="T4">پردازیم.</text:span></text:p>
      <text:h text:style-name="P52" text:outline-level="2">Sparse Matrix</text:h>
      <text:p text:style-name="P25"><text:span text:style-name="T48">ماتریس اسپارس </text:span><text:span text:style-name="T50">(خلوت): </text:span>به ماتریسی گویند که تعداد زیادی از عناصر <text:span text:style-name="T101">آ</text:span>ن <text:span text:style-name="T102">صفر</text:span><text:span text:style-name="T102"><text:note text:id="ftn57" text:note-class="footnote"><text:note-citation>58</text:note-citation><text:note-body><text:p text:style-name="P13">Zero</text:p></text:note-body></text:note></text:span> باشد.</text:p>
      <text:p text:style-name="P25"><text:soft-page-break/>عملیاتی که روی <text:span text:style-name="T95">یک </text:span>ماتریس انجام می شود<text:span text:style-name="T95">،</text:span> روی عناصر صفر <text:span text:style-name="T104">آن اجرا</text:span> نمی شود. <text:span text:style-name="T95">ممکن است تعداد عناصر یک ماتریس خیلی زیاد باشد. به چنین ماتریسی با عناصر صفر زیاد</text:span><text:span text:style-name="T95"><text:note text:id="ftn58" text:note-class="footnote"><text:note-citation>59</text:note-citation><text:note-body><text:p text:style-name="P13">Dense</text:p></text:note-body></text:note></text:span><text:span text:style-name="T95">، ماتریس خلوت (اسپارس) می گویند. نگه داری چنین ماتریسی در حافظه به صرفه نیست. </text:span>بنابراین فرمت دیگری برای نگه داری آن ها نیاز است که در مصرف حافظه صرفه جویی شود.</text:p>
      <text:p text:style-name="P40"><text:span text:style-name="T94">مثال: </text:span><text:span text:style-name="T55">یک </text:span>نمونه ماتریس اسپارس:</text:p>
      <text:p text:style-name="P43"><draw:frame draw:style-name="fr1" draw:name="Object46" text:anchor-type="as-char" svg:y="-0.5953in" svg:width="1.9016in" svg:height="1.0917in" draw:z-index="47"><draw:object xlink:href="./Object 8" xlink:type="simple" xlink:show="embed" xlink:actuate="onLoad"/><draw:image xlink:href="./ObjectReplacements/Object 8" xlink:type="simple" xlink:show="embed" xlink:actuate="onLoad"/></draw:frame></text:p>
      <text:p text:style-name="P42">به منظور ارتقا کیفیت نمایش، عناصر صفر را با نقطه جایگذاری می کنیم. بدین ترتیب فقط عناصر غیر صفر که تعداد آن‌ها معدود است، به چشم می آید:</text:p>
      <text:p text:style-name="P43"><draw:frame draw:style-name="fr1" draw:name="Object47" text:anchor-type="as-char" svg:y="-0.5965in" svg:width="1.7256in" svg:height="1.0953in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1"><text:span text:style-name="T94">مثال: </text:span>نمایش ماتریس اسپارس به فرمت فشرده:</text:p>
      <text:p text:style-name="P44"><draw:frame draw:style-name="fr1" draw:name="Object50" text:anchor-type="as-char" svg:y="-0.7429in" svg:width="3.0272in" svg:height="1.439in" draw:z-index="49"><draw:object xlink:href="./Object 10" xlink:type="simple" xlink:show="embed" xlink:actuate="onLoad"/><draw:image xlink:href="./ObjectReplacements/Object 10" xlink:type="simple" xlink:show="embed" xlink:actuate="onLoad"/></draw:frame></text:p>
      <text:p text:style-name="P39"><text:span text:style-name="T49">مثال:</text:span><text:span text:style-name="T95"> </text:span>مقایسه حافظه مصرفی فرمت معمولی<draw:frame draw:style-name="fr1" draw:name="Object51" text:anchor-type="as-char" svg:y="-0.152in" svg:width="0.3335in" svg:height="0.1992in" draw:z-index="50"><draw:object xlink:href="./Object 4" xlink:type="simple" xlink:show="embed" xlink:actuate="onLoad"/><draw:image xlink:href="./ObjectReplacements/Object 4" xlink:type="simple" xlink:show="embed" xlink:actuate="onLoad"/></draw:frame> و فرمت فشرده<text:note text:id="ftn59" text:note-class="footnote"><text:note-citation>60</text:note-citation><text:note-body><text:p text:style-name="P13">Compressed Form</text:p></text:note-body></text:note> <draw:frame draw:style-name="fr1" draw:name="Object52" text:anchor-type="as-char" svg:y="-0.152in" svg:width="0.4134in" svg:height="0.1992in" draw:z-index="51"><draw:object xlink:href="./Object 5" xlink:type="simple" xlink:show="embed" xlink:actuate="onLoad"/><draw:image xlink:href="./ObjectReplacements/Object 5" xlink:type="simple" xlink:show="embed" xlink:actuate="onLoad"/></draw:frame>:</text:p>
      <text:p text:style-name="P49"><draw:frame draw:style-name="fr1" draw:name="Object53" text:anchor-type="as-char" svg:y="-0.2272in" svg:width="4.55in" svg:height="0.4071in" draw:z-index="52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Zar" svg:font-family="BZar, 'Times New Roman'"/>
    <style:font-face style:name="DejaVu Sans2" svg:font-family="'DejaVu Sans'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acstFarsi" svg:font-family="KacstFarsi" style:font-pitch="variable"/>
    <style:font-face style:name="Noto Kufi Arabic" svg:font-family="'Noto Kufi Arabic'" style:font-pitch="variable"/>
    <style:font-face style:name="XB Niloofar" svg:font-family="'XB Niloofar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line-height="200%" fo:text-align="justify" style:justify-single-word="false" fo:text-indent="0in" style:auto-text-indent="false" style:writing-mode="lr-tb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1c6dc" officeooo:paragraph-rsid="0061c6dc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06pt solid #000000" fo:padding="0.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42:15.311253819</meta:creation-date>
    <dc:date>2020-07-08T20:00:08.447124833</dc:date>
    <meta:editing-duration>PT15H55M27S</meta:editing-duration>
    <meta:editing-cycles>76</meta:editing-cycles>
    <meta:generator>LibreOffice/5.1.6.2$Linux_X86_64 LibreOffice_project/10m0$Build-2</meta:generator>
    <meta:document-statistic meta:table-count="0" meta:image-count="0" meta:object-count="58" meta:page-count="7" meta:paragraph-count="134" meta:word-count="1428" meta:character-count="7195" meta:non-whitespace-character-count="5860"/>
  </office:meta>
</office:document-meta>
</file>

<file path=Object 1/content.xml><?xml version="1.0" encoding="utf-8"?>
<math xmlns="http://www.w3.org/1998/Math/MathML" display="block">
  <semantics>
    <mn>0</mn>
    <annotation encoding="StarMath 5.0">0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 mathvariant="italic">AS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row>
                        <mi>R</mi>
                        <mo stretchy="false">=</mo>
                        <mn>5</mn>
                      </mrow>
                    </mtd>
                    <mtd>
                      <mrow>
                        <mi>C</mi>
                        <mo stretchy="false">=</mo>
                        <mn>6</mn>
                      </mrow>
                    </mtd>
                    <mtd>
                      <mrow>
                        <mi mathvariant="italic">NZ</mi>
                        <mo stretchy="false">=</mo>
                        <mn>2</mn>
                      </mrow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n>5</mn>
                    </mtd>
                  </mtr>
                  <mtr>
                    <mtd>
                      <mn>3</mn>
                    </mtd>
                    <mtd>
                      <mn>0</mn>
                    </mtd>
                    <mtd>
                      <mn>4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 columnalign="left">
          <mrow>
            <mi>R</mi>
            <mi mathvariant="normal">:</mi>
            <mspace width="2em"/>
            <mi mathvariant="italic">number</mi>
            <mspace width="2em"/>
            <mi mathvariant="italic">of</mi>
            <mspace width="2em"/>
            <mi mathvariant="italic">rows</mi>
          </mrow>
        </mtd>
      </mtr>
      <mtr>
        <mtd columnalign="left">
          <mrow>
            <mi>C</mi>
            <mi mathvariant="normal">:</mi>
            <mspace width="2em"/>
            <mi mathvariant="italic">number</mi>
            <mspace width="2em"/>
            <mi mathvariant="italic">of</mi>
            <mspace width="0.5em"/>
            <mi mathvariant="italic">columns</mi>
          </mrow>
        </mtd>
      </mtr>
      <mtr>
        <mtd columnalign="left">
          <mrow>
            <mi mathvariant="italic">NZ</mi>
            <mi mathvariant="normal">:</mi>
            <mspace width="2em"/>
            <mi mathvariant="italic">number</mi>
            <mspace width="2em"/>
            <mi mathvariant="italic">of</mi>
            <mspace width="2em"/>
            <mrow>
              <mo fence="true" stretchy="false">(</mo>
              <mrow>
                <mi>N</mi>
              </mrow>
              <mo fence="true" stretchy="false">)</mo>
            </mrow>
            <mi mathvariant="italic">on</mi>
            <mi mathvariant="normal">-</mi>
            <mrow>
              <mo fence="true" stretchy="false">(</mo>
              <mrow>
                <mi>Z</mi>
              </mrow>
              <mo fence="true" stretchy="false">)</mo>
            </mrow>
            <mi mathvariant="italic">ero</mi>
            <mspace width="2em"/>
            <mi mathvariant="italic">elements</mi>
          </mrow>
        </mtd>
      </mtr>
    </mtable>
    <annotation encoding="StarMath 5.0">alignl
AS~=~
left[matrix{
R=5#C=6#NZ=2##
0#2#5##
3#0#4
}right]

newline newline
alignl
R:~number~of~rows

newline
alignl
C:~number~of`columns

newline
alignl
NZ:~number~of~(N)on%Ux002D(Z)ero~elements</annotation>
  </semantics>
</math>
</file>

<file path=Object 11/content.xml><?xml version="1.0" encoding="utf-8"?>
<math xmlns="http://www.w3.org/1998/Math/MathML" display="block">
  <semantics>
    <mn>2</mn>
    <annotation encoding="StarMath 5.0">2</annotation>
  </semantics>
</math>
</file>

<file path=Object 12/content.xml><?xml version="1.0" encoding="utf-8"?>
<math xmlns="http://www.w3.org/1998/Math/MathML" display="block">
  <semantics>
    <mn>4</mn>
    <annotation encoding="StarMath 5.0">4</annotation>
  </semantics>
</math>
</file>

<file path=Object 2/content.xml><?xml version="1.0" encoding="utf-8"?>
<math xmlns="http://www.w3.org/1998/Math/MathML" display="block">
  <semantics>
    <mn>0</mn>
    <annotation encoding="StarMath 5.0">0</annotation>
  </semantics>
</math>
</file>

<file path=Object 3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row>
      <mo fence="true" stretchy="false">(</mo>
      <mrow>
        <mi>A</mi>
      </mrow>
      <mo fence="true" stretchy="false">)</mo>
    </mrow>
    <annotation encoding="StarMath 5.0">(A)</annotation>
  </semantics>
</math>
</file>

<file path=Object 5/content.xml><?xml version="1.0" encoding="utf-8"?>
<math xmlns="http://www.w3.org/1998/Math/MathML" display="block">
  <semantics>
    <mrow>
      <mo fence="true" stretchy="false">(</mo>
      <mrow>
        <mi mathvariant="italic">AS</mi>
      </mrow>
      <mo fence="true" stretchy="false">)</mo>
    </mrow>
    <annotation encoding="StarMath 5.0">(AS)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i>n</mi>
    <annotation encoding="StarMath 5.0">n</annotation>
  </semantics>
</math>
</file>

<file path=Object 55/content.xml><?xml version="1.0" encoding="utf-8"?>
<math xmlns="http://www.w3.org/1998/Math/MathML" display="block">
  <semantics>
    <mi>n</mi>
    <annotation encoding="StarMath 5.0">n</annotation>
  </semantics>
</math>
</file>

<file path=Object 56/content.xml><?xml version="1.0" encoding="utf-8"?>
<math xmlns="http://www.w3.org/1998/Math/MathML" display="block">
  <semantics>
    <mn>10</mn>
    <annotation encoding="StarMath 5.0">10</annotation>
  </semantics>
</math>
</file>

<file path=Object 57/content.xml><?xml version="1.0" encoding="utf-8"?>
<math xmlns="http://www.w3.org/1998/Math/MathML" display="block">
  <semantics>
    <mn>3</mn>
    <annotation encoding="StarMath 5.0">3</annotation>
  </semantics>
</math>
</file>

<file path=Object 58/content.xml><?xml version="1.0" encoding="utf-8"?>
<math xmlns="http://www.w3.org/1998/Math/MathML" display="block">
  <semantics>
    <mi>n</mi>
    <annotation encoding="StarMath 5.0">n</annotation>
  </semantics>
</math>
</file>

<file path=Object 59/content.xml><?xml version="1.0" encoding="utf-8"?>
<math xmlns="http://www.w3.org/1998/Math/MathML" display="block">
  <semantics>
    <mn>3</mn>
    <annotation encoding="StarMath 5.0">3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 mathvariant="italic">Space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=</mo>
              <mspace width="2em"/>
            </mrow>
            <mn>5</mn>
            <mspace width="2em"/>
            <mi>×</mi>
            <mspace width="2em"/>
            <mn>6</mn>
            <mspace width="2em"/>
            <mi>×</mi>
            <mspace width="2em"/>
            <mrow>
              <mo fence="true" stretchy="false">(</mo>
              <mrow>
                <mrow>
                  <mi mathvariant="italic">sizeof</mi>
                  <mrow>
                    <mo fence="true" stretchy="false">(</mo>
                    <mrow>
                      <mi mathvariant="italic">integer</mi>
                    </mrow>
                    <mo fence="true" stretchy="false">)</mo>
                  </mrow>
                  <mi mathvariant="normal">:</mi>
                  <mspace width="2em"/>
                  <mn>2</mn>
                  <mspace width="2em"/>
                  <mi mathvariant="italic">byt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60</mn>
            <mspace width="2em"/>
            <mi mathvariant="italic">byte</mi>
          </mrow>
        </mtd>
      </mtr>
      <mtr>
        <mtd columnalign="left">
          <mrow>
            <mi mathvariant="italic">Space</mi>
            <mrow>
              <mo fence="true" stretchy="false">(</mo>
              <mrow>
                <mi mathvariant="italic">AS</mi>
              </mrow>
              <mo fence="true" stretchy="false">)</mo>
            </mrow>
            <mrow>
              <mspace width="2em"/>
              <mo stretchy="false">=</mo>
              <mspace width="2em"/>
            </mrow>
            <mn>3</mn>
            <mspace width="2em"/>
            <mi>×</mi>
            <mspace width="2em"/>
            <mn>3</mn>
            <mspace width="2em"/>
            <mi>×</mi>
            <mspace width="2em"/>
            <mrow>
              <mo fence="true" stretchy="false">(</mo>
              <mrow>
                <mrow>
                  <mi mathvariant="italic">sizeof</mi>
                  <mrow>
                    <mo fence="true" stretchy="false">(</mo>
                    <mrow>
                      <mi mathvariant="italic">integer</mi>
                    </mrow>
                    <mo fence="true" stretchy="false">)</mo>
                  </mrow>
                  <mi mathvariant="normal">:</mi>
                  <mspace width="2em"/>
                  <mn>2</mn>
                  <mspace width="2em"/>
                  <mi mathvariant="italic">byt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18</mn>
            <mspace width="2em"/>
            <mi mathvariant="italic">byte</mi>
          </mrow>
        </mtd>
      </mtr>
    </mtable>
    <annotation encoding="StarMath 5.0">alignl
Space(A)~=~5~×~6~×~(sizeof(integer):~2~byte)~=~60~byte

newline
alignl
Space(AS)~=~3~×~3~×~(sizeof(integer):~2~byte)~=~18~byte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n>3</mn>
    <annotation encoding="StarMath 5.0">3</annotation>
  </semantics>
</math>
</file>

<file path=Object 62/content.xml><?xml version="1.0" encoding="utf-8"?>
<math xmlns="http://www.w3.org/1998/Math/MathML" display="block">
  <semantics>
    <mrow>
      <mo fence="true" stretchy="false">(</mo>
      <mrow>
        <mrow>
          <mn>115,</mn>
          <mspace width="2em"/>
          <mn>34,</mn>
          <mspace width="2em"/>
          <mn>40</mn>
        </mrow>
      </mrow>
      <mo fence="true" stretchy="false">)</mo>
    </mrow>
    <annotation encoding="StarMath 5.0">(115,~34,~40)</annotation>
  </semantics>
</math>
</file>

<file path=Object 63/content.xml><?xml version="1.0" encoding="utf-8"?>
<math xmlns="http://www.w3.org/1998/Math/MathML" display="block">
  <semantics>
    <mi>n</mi>
    <annotation encoding="StarMath 5.0">n</annotation>
  </semantics>
</math>
</file>

<file path=Object 64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i>i</mi>
      <mspace width="2em"/>
      <mi>×</mi>
      <mspace width="2em"/>
      <mi mathvariant="italic">sizeof</mi>
      <mrow>
        <mo fence="true" stretchy="false">(</mo>
        <mrow>
          <mi mathvariant="italic">datatype</mi>
        </mrow>
        <mo fence="true" stretchy="false">)</mo>
      </mrow>
    </mrow>
    <annotation encoding="StarMath 5.0">base( a )~+~i~×~sizeof(datatype)</annotation>
  </semantics>
</math>
</file>

<file path=Object 65/content.xml><?xml version="1.0" encoding="utf-8"?>
<math xmlns="http://www.w3.org/1998/Math/MathML" display="block">
  <semantics>
    <mi>i</mi>
    <annotation encoding="StarMath 5.0">i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</mrow>
    <annotation encoding="StarMath 5.0">base( a )</annotation>
  </semantics>
</math>
</file>

<file path=Object 68/content.xml><?xml version="1.0" encoding="utf-8"?>
<math xmlns="http://www.w3.org/1998/Math/MathML" display="block">
  <semantics>
    <mrow>
      <mi mathvariant="italic">siz</mi>
      <mi>e</mi>
    </mrow>
    <annotation encoding="StarMath 5.0">siz e</annotation>
  </semantics>
</math>
</file>

<file path=Object 69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70/content.xml><?xml version="1.0" encoding="utf-8"?>
<math xmlns="http://www.w3.org/1998/Math/MathML" display="block">
  <semantics>
    <mtable>
      <mtr>
        <mtd columnalign="left">
          <mrow>
            <mi mathvariant="italic">integer</mi>
            <mi>X</mi>
            <mrow>
              <mo fence="true" stretchy="false">[</mo>
              <mrow>
                <mn>10</mn>
              </mrow>
              <mo fence="true" stretchy="false">]</mo>
            </mrow>
            <mi>,</mi>
          </mrow>
        </mtd>
      </mtr>
      <mtr>
        <mtd columnalign="left">
          <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=</mo>
              <mspace width="2em"/>
            </mrow>
            <mn>1000,</mn>
          </mrow>
        </mtd>
      </mtr>
      <mtr>
        <mtd columnalign="left">
          <mrow>
            <mi mathvariant="italic">sizeof</mi>
            <mrow>
              <mo fence="true" stretchy="false">(</mo>
              <mrow>
                <mi mathvariant="italic">integer</mi>
              </mrow>
              <mo fence="true" stretchy="false">)</mo>
            </mrow>
            <mrow>
              <mspace width="2em"/>
              <mo stretchy="false">=</mo>
              <mspace width="2em"/>
            </mrow>
            <mn>4</mn>
            <mspace width="2em"/>
            <mi mathvariant="italic">byte</mi>
          </mrow>
        </mtd>
      </mtr>
    </mtable>
    <annotation encoding="StarMath 5.0">alignl
integer X[10],

newline
alignl
base(X)~=~1000,

newline
alignl
sizeof(integer)~=~4~byte</annotation>
  </semantics>
</math>
</file>

<file path=Object 71/content.xml><?xml version="1.0" encoding="utf-8"?>
<math xmlns="http://www.w3.org/1998/Math/MathML" display="block">
  <semantics>
    <mrow>
      <mi>X</mi>
      <mrow>
        <mo fence="true" stretchy="false">[</mo>
        <mrow>
          <mn>3</mn>
        </mrow>
        <mo fence="true" stretchy="false">]</mo>
      </mrow>
    </mrow>
    <annotation encoding="StarMath 5.0">X[3]</annotation>
  </semantics>
</math>
</file>

<file path=Object 72/content.xml><?xml version="1.0" encoding="utf-8"?>
<math xmlns="http://www.w3.org/1998/Math/MathML" display="block">
  <semantics>
    <mtable>
      <mtr>
        <mtd columnalign="left">
          <mrow>
            <mi mathvariant="italic">addr</mi>
            <mspace width="2em"/>
            <mi>X</mi>
            <mrow>
              <mo fence="true" stretchy="false">[</mo>
              <mrow>
                <mn>3</mn>
              </mrow>
              <mo fence="true" stretchy="false">]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i mathvariant="italic">sizeof</mi>
            <mrow>
              <mo fence="true" stretchy="false">(</mo>
              <mrow>
                <mi mathvariant="italic">integer</mi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n>1000</mn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n>4</mn>
            <mrow>
              <mspace width="2em"/>
              <mo stretchy="false">=</mo>
              <mspace width="2em"/>
            </mrow>
            <mn>1012</mn>
          </mrow>
        </mtd>
      </mtr>
    </mtable>
    <annotation encoding="StarMath 5.0">alignl
addr~X[3]~=~

newline
alignl
base(X)~+~3~×~sizeof(integer)~=~

newline
alignl
1000~+~3~×~4~=~1012</annotation>
  </semantics>
</math>
</file>

<file path=Object 73/content.xml><?xml version="1.0" encoding="utf-8"?>
<math xmlns="http://www.w3.org/1998/Math/MathML" display="block">
  <semantics>
    <mn>2</mn>
    <annotation encoding="StarMath 5.0">2</annotation>
  </semantics>
</math>
</file>

<file path=Object 74/content.xml><?xml version="1.0" encoding="utf-8"?>
<math xmlns="http://www.w3.org/1998/Math/MathML" display="block">
  <semantics>
    <mn>2</mn>
    <annotation encoding="StarMath 5.0">2</annotation>
  </semantics>
</math>
</file>

<file path=Object 75/content.xml><?xml version="1.0" encoding="utf-8"?>
<math xmlns="http://www.w3.org/1998/Math/MathML" display="block">
  <semantics>
    <mn>2</mn>
    <annotation encoding="StarMath 5.0">2</annotation>
  </semantics>
</math>
</file>

<file path=Object 76/content.xml><?xml version="1.0" encoding="utf-8"?>
<math xmlns="http://www.w3.org/1998/Math/MathML" display="block">
  <semantics>
    <mtable>
      <mtr>
        <mtd columnalign="left">
          <mrow>
            <mi mathvariant="italic">addr</mi>
            <mrow>
              <mo fence="true" stretchy="false">(</mo>
              <mrow>
                <mrow>
                  <mi>a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  <mrow>
                    <mo fence="true" stretchy="false">[</mo>
                    <mrow>
                      <mi>j</mi>
                    </mrow>
                    <mo fence="true" stretchy="false">]</mo>
                  </mrow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o fence="true" stretchy="false">{</mo>
            <mrow>
              <mrow>
                <mi mathvariant="italic">base</mi>
                <mrow>
                  <mo fence="true" stretchy="false">(</mo>
                  <mrow>
                    <mi>a</mi>
                  </mrow>
                  <mo fence="true" stretchy="false">)</mo>
                </mrow>
                <mrow>
                  <mspace width="2em"/>
                  <mo stretchy="false">+</mo>
                  <mspace width="2em"/>
                </mrow>
                <mi>i</mi>
                <mspace width="2em"/>
                <mi>×</mi>
                <mspace width="2em"/>
                <mi>n</mi>
                <mspace width="2em"/>
                <mi>×</mi>
                <mspace width="2em"/>
                <mi mathvariant="italic">sizeof</mi>
                <mrow>
                  <mo fence="true" stretchy="false">(</mo>
                  <mrow>
                    <mi mathvariant="italic">datatype</mi>
                  </mrow>
                  <mo fence="true" stretchy="false">)</mo>
                </mrow>
              </mrow>
            </mrow>
            <mo fence="true" stretchy="false">}</mo>
          </mrow>
        </mtd>
      </mtr>
      <mtr>
        <mtd columnalign="left">
          <mrow>
            <mspace width="2em"/>
            <mo stretchy="false">+</mo>
            <mspace/>
          </mrow>
        </mtd>
      </mtr>
      <mtr>
        <mtd columnalign="left">
          <mrow>
            <mo fence="true" stretchy="false">{</mo>
            <mrow>
              <mrow>
                <mi>j</mi>
                <mspace width="2em"/>
                <mi>×</mi>
                <mspace width="2em"/>
                <mi mathvariant="italic">sizeof</mi>
                <mrow>
                  <mo fence="true" stretchy="false">(</mo>
                  <mrow>
                    <mi mathvariant="italic">datatype</mi>
                  </mrow>
                  <mo fence="true" stretchy="false">)</mo>
                </mrow>
              </mrow>
            </mrow>
            <mo fence="true" stretchy="false">}</mo>
          </mrow>
        </mtd>
      </mtr>
      <mtr>
        <mtd columnalign="left">
          <mrow>
            <mspace width="2em"/>
            <mo stretchy="false">=</mo>
            <mspace/>
          </mrow>
        </mtd>
      </mtr>
      <mtr>
        <mtd columnalign="left">
          <mrow>
            <mi mathvariant="italic">base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+</mo>
              <mspace width="2em"/>
            </mrow>
            <mrow>
              <mo fence="true" stretchy="false">(</mo>
              <mrow>
                <mrow>
                  <mi>i</mi>
                  <mspace width="2em"/>
                  <mi>×</mi>
                  <mspace width="2em"/>
                  <mi>n</mi>
                  <mrow>
                    <mspace width="2em"/>
                    <mo stretchy="false">+</mo>
                    <mspace width="2em"/>
                  </mrow>
                  <mi>j</mi>
                </mrow>
              </mrow>
              <mo fence="true" stretchy="false">)</mo>
            </mrow>
            <mspace width="2em"/>
            <mi>×</mi>
            <mspace width="2em"/>
            <mi mathvariant="italic">sizeof</mi>
            <mrow>
              <mo fence="true" stretchy="false">(</mo>
              <mrow>
                <mi mathvariant="italic">datatype</mi>
              </mrow>
              <mo fence="true" stretchy="false">)</mo>
            </mrow>
          </mrow>
        </mtd>
      </mtr>
    </mtable>
    <annotation encoding="StarMath 5.0">alignl
addr(a[i][j])~=~

newline
alignl
lbrace base(a)~+~i~×~n~×~sizeof(datatype) rbrace

newline
alignl
~+~

newline
alignl
lbrace j~×~sizeof(datatype) rbrace

newline
alignl
~=~

newline
alignl
base(a)~+~(i~×~n~+~j)~×~sizeof(datatype)</annotation>
  </semantics>
</math>
</file>

<file path=Object 77/content.xml><?xml version="1.0" encoding="utf-8"?>
<math xmlns="http://www.w3.org/1998/Math/MathML" display="block">
  <semantics>
    <mi>i</mi>
    <annotation encoding="StarMath 5.0">i</annotation>
  </semantics>
</math>
</file>

<file path=Object 78/content.xml><?xml version="1.0" encoding="utf-8"?>
<math xmlns="http://www.w3.org/1998/Math/MathML" display="block">
  <semantics>
    <mi>i</mi>
    <annotation encoding="StarMath 5.0">i</annotation>
  </semantics>
</math>
</file>

<file path=Object 79/content.xml><?xml version="1.0" encoding="utf-8"?>
<math xmlns="http://www.w3.org/1998/Math/MathML" display="block">
  <semantics>
    <mi>j</mi>
    <annotation encoding="StarMath 5.0">j</annotation>
  </semantics>
</math>
</file>

<file path=Object 8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A ~=~
left[matrix{
0#0#0#5#0#0##
0#0#0#0#0#0##
0#0#0#0#0#0##
0#0#0#5#0#4##
0#0#0#5#0#0
}right]</annotation>
  </semantics>
</math>
</file>

<file path=Object 80/content.xml><?xml version="1.0" encoding="utf-8"?>
<math xmlns="http://www.w3.org/1998/Math/MathML" display="block">
  <semantics>
    <mi>a</mi>
    <annotation encoding="StarMath 5.0">a</annotation>
  </semantics>
</math>
</file>

<file path=Object 81/content.xml><?xml version="1.0" encoding="utf-8"?>
<math xmlns="http://www.w3.org/1998/Math/MathML" display="block">
  <semantics>
    <mi>m</mi>
    <annotation encoding="StarMath 5.0">m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n>3</mn>
    <annotation encoding="StarMath 5.0">3</annotation>
  </semantics>
</math>
</file>

<file path=Object 84/content.xml><?xml version="1.0" encoding="utf-8"?>
<math xmlns="http://www.w3.org/1998/Math/MathML" display="block">
  <semantics>
    <mn>5</mn>
    <annotation encoding="StarMath 5.0">5</annotation>
  </semantics>
</math>
</file>

<file path=Object 85/content.xml><?xml version="1.0" encoding="utf-8"?>
<math xmlns="http://www.w3.org/1998/Math/MathML" display="block">
  <semantics>
    <mrow>
      <mi>a</mi>
      <mrow>
        <mo fence="true" stretchy="false">[</mo>
        <mrow>
          <mn>1</mn>
        </mrow>
        <mo fence="true" stretchy="false">]</mo>
      </mrow>
      <mrow>
        <mo fence="true" stretchy="false">[</mo>
        <mrow>
          <mn>3</mn>
        </mrow>
        <mo fence="true" stretchy="false">]</mo>
      </mrow>
    </mrow>
    <annotation encoding="StarMath 5.0">a[1][3]</annotation>
  </semantics>
</math>
</file>

<file path=Object 86/content.xml><?xml version="1.0" encoding="utf-8"?>
<math xmlns="http://www.w3.org/1998/Math/MathML" display="block">
  <semantics>
    <mrow>
      <mi mathvariant="italic">addr</mi>
      <mrow>
        <mo fence="true" stretchy="false">(</mo>
        <mrow>
          <mrow>
            <mi>a</mi>
            <mrow>
              <mo fence="true" stretchy="false">[</mo>
              <mrow>
                <mn>1</mn>
              </mrow>
              <mo fence="true" stretchy="false">]</mo>
            </mrow>
            <mrow>
              <mo fence="true" stretchy="false">[</mo>
              <mrow>
                <mn>3</mn>
              </mrow>
              <mo fence="true" stretchy="false">]</mo>
            </mrow>
          </mrow>
        </mrow>
        <mo fence="true" stretchy="false">)</mo>
      </mrow>
      <mrow>
        <mspace width="2em"/>
        <mo stretchy="false">=</mo>
        <mspace width="2em"/>
      </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row>
        <mo fence="true" stretchy="false">(</mo>
        <mrow>
          <mrow>
            <mn>1</mn>
            <mspace width="2em"/>
            <mi>×</mi>
            <mspace width="2em"/>
            <mn>5</mn>
            <mrow>
              <mspace width="2em"/>
              <mo stretchy="false">+</mo>
              <mspace width="2em"/>
            </mrow>
            <mn>3</mn>
          </mrow>
        </mrow>
        <mo fence="true" stretchy="false">)</mo>
      </mrow>
      <mspace width="2em"/>
      <mi>×</mi>
      <mspace width="2em"/>
      <mn>4</mn>
      <mrow>
        <mspace width="2em"/>
        <mo stretchy="false">=</mo>
        <mspace width="2em"/>
      </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n>32</mn>
    </mrow>
    <annotation encoding="StarMath 5.0">addr(a[1][3])~=~base(a)~+~(1~×~5~+~3)~×~4~=~base(a)~+~32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n>2</mn>
    <annotation encoding="StarMath 5.0">2</annotation>
  </semantics>
</math>
</file>

<file path=Object 89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n>4</mn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i>.</mi>
              </mtd>
            </mtr>
          </mtable>
        </mrow>
        <mo fence="true" stretchy="true">]</mo>
      </mrow>
    </mrow>
    <annotation encoding="StarMath 5.0">A ~=~
left[matrix{
.#.#.#5#.#.##
.#.#.#.#.#.##
.#.#.#.#.#.##
.#.#.#5#.#4##
.#.#.#5#.#.
}right]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a</mi>
    <annotation encoding="StarMath 5.0">a</annotation>
  </semantics>
</math>
</file>

<file path=Object 92/content.xml><?xml version="1.0" encoding="utf-8"?>
<math xmlns="http://www.w3.org/1998/Math/MathML" display="block">
  <semantics>
    <mrow>
      <mi mathvariant="italic">integer</mi>
      <mi>a</mi>
      <mrow>
        <mo fence="true" stretchy="false">[</mo>
        <mrow>
          <msub>
            <mi>r</mi>
            <mn>1</mn>
          </msub>
        </mrow>
        <mo fence="true" stretchy="false">]</mo>
      </mrow>
      <mrow>
        <mo fence="true" stretchy="false">[</mo>
        <mrow>
          <msub>
            <mi>r</mi>
            <mn>2</mn>
          </msub>
        </mrow>
        <mo fence="true" stretchy="false">]</mo>
      </mrow>
      <mn>...</mn>
      <mrow>
        <mo fence="true" stretchy="false">[</mo>
        <mrow>
          <msub>
            <mi>r</mi>
            <mi>n</mi>
          </msub>
        </mrow>
        <mo fence="true" stretchy="false">]</mo>
      </mrow>
    </mrow>
    <annotation encoding="StarMath 5.0">integer a[r_1][r_2]...[r_n]</annotation>
  </semantics>
</math>
</file>

<file path=Object 93/content.xml><?xml version="1.0" encoding="utf-8"?>
<math xmlns="http://www.w3.org/1998/Math/MathML" display="block">
  <semantics>
    <mrow>
      <mi mathvariant="italic">siz</mi>
      <mi>e</mi>
    </mrow>
    <annotation encoding="StarMath 5.0">siz e</annotation>
  </semantics>
</math>
</file>

<file path=Object 94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</mrow>
    <annotation encoding="StarMath 5.0">base(a)</annotation>
  </semantics>
</math>
</file>

<file path=Object 95/content.xml><?xml version="1.0" encoding="utf-8"?>
<math xmlns="http://www.w3.org/1998/Math/MathML" display="block">
  <semantics>
    <mrow>
      <mi>a</mi>
      <mrow>
        <mo fence="true" stretchy="false">[</mo>
        <mrow>
          <msub>
            <mi>i</mi>
            <mn>1</mn>
          </msub>
        </mrow>
        <mo fence="true" stretchy="false">]</mo>
      </mrow>
      <mrow>
        <mo fence="true" stretchy="false">[</mo>
        <mrow>
          <msub>
            <mi>i</mi>
            <mn>2</mn>
          </msub>
        </mrow>
        <mo fence="true" stretchy="false">]</mo>
      </mrow>
      <mn>...</mn>
      <mrow>
        <mo fence="true" stretchy="false">[</mo>
        <mrow>
          <msub>
            <mi>i</mi>
            <mi>n</mi>
          </msub>
        </mrow>
        <mo fence="true" stretchy="false">]</mo>
      </mrow>
    </mrow>
    <annotation encoding="StarMath 5.0">a[i_1][i_2]...[i_n]</annotation>
  </semantics>
</math>
</file>

<file path=Object 96/content.xml><?xml version="1.0" encoding="utf-8"?>
<math xmlns="http://www.w3.org/1998/Math/MathML" display="block"/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r</mi>
    <annotation encoding="StarMath 5.0">r</annotation>
  </semantics>
</math>
</file>